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434970" table:style-name="ce7">
            <text:p>9.434.97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316870" table:style-name="ce9">
            <text:p>13.316.870</text:p>
          </table:table-cell>
          <table:table-cell office:value-type="float" office:value="12907388" table:style-name="ce9">
            <text:p>12.907.388</text:p>
          </table:table-cell>
          <table:table-cell office:value-type="percentage" office:value="0.96925088252720049" table:style-name="ce10">
            <text:p>96,9%</text:p>
          </table:table-cell>
          <table:table-cell office:value-type="float" office:value="6835126" table:style-name="ce8">
            <text:p>6.835.126</text:p>
          </table:table-cell>
          <table:table-cell office:value-type="float" office:value="6725458" table:style-name="ce8">
            <text:p>6.725.458</text:p>
          </table:table-cell>
          <table:table-cell office:value-type="float" office:value="94695" table:style-name="ce8">
            <text:p>94.695</text:p>
          </table:table-cell>
          <table:table-cell office:value-type="date" office:date-value="2021-10-21T00:00:00" table:style-name="ce11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31845" table:style-name="ce7">
            <text:p>1.531.845</text:p>
          </table:table-cell>
          <table:table-cell office:value-type="float" office:value="275200" table:style-name="ce7">
            <text:p>275.200</text:p>
          </table:table-cell>
          <table:table-cell office:value-type="float" office:value="265100" table:style-name="ce7">
            <text:p>265.100</text:p>
          </table:table-cell>
          <table:table-cell office:value-type="float" office:value="64700" table:style-name="ce13">
            <text:p>64.700</text:p>
          </table:table-cell>
          <table:table-cell office:value-type="float" office:value="2136845" table:style-name="ce14">
            <text:p>2.136.845</text:p>
          </table:table-cell>
          <table:table-cell office:value-type="float" office:value="2001924" table:style-name="ce14">
            <text:p>2.001.924</text:p>
          </table:table-cell>
          <table:table-cell office:value-type="percentage" office:value="0.93685971607673935" table:style-name="ce15">
            <text:p>93,7%</text:p>
          </table:table-cell>
          <table:table-cell office:value-type="float" office:value="1065557" table:style-name="ce13">
            <text:p>1.065.557</text:p>
          </table:table-cell>
          <table:table-cell office:value-type="float" office:value="1046028" table:style-name="ce13">
            <text:p>1.046.028</text:p>
          </table:table-cell>
          <table:table-cell office:value-type="float" office:value="17596" table:style-name="ce13">
            <text:p>17.596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24725" table:style-name="ce7">
            <text:p>1.224.72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650625" table:style-name="ce14">
            <text:p>1.650.625</text:p>
          </table:table-cell>
          <table:table-cell office:value-type="float" office:value="1676341" table:style-name="ce14">
            <text:p>1.676.341</text:p>
          </table:table-cell>
          <table:table-cell office:value-type="percentage" office:value="1.0155795531995457" table:style-name="ce15">
            <text:p>101,6%</text:p>
          </table:table-cell>
          <table:table-cell office:value-type="float" office:value="873117" table:style-name="ce13">
            <text:p>873.117</text:p>
          </table:table-cell>
          <table:table-cell office:value-type="float" office:value="863977" table:style-name="ce13">
            <text:p>863.977</text:p>
          </table:table-cell>
          <table:table-cell office:value-type="float" office:value="13326" table:style-name="ce13">
            <text:p>13.326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72150" table:style-name="ce7">
            <text:p>1.272.1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891250" table:style-name="ce14">
            <text:p>1.891.250</text:p>
          </table:table-cell>
          <table:table-cell office:value-type="float" office:value="1604156" table:style-name="ce14">
            <text:p>1.604.156</text:p>
          </table:table-cell>
          <table:table-cell office:value-type="percentage" office:value="0.84819881031064115" table:style-name="ce15">
            <text:p>84,8%</text:p>
          </table:table-cell>
          <table:table-cell office:value-type="float" office:value="855215" table:style-name="ce13">
            <text:p>855.215</text:p>
          </table:table-cell>
          <table:table-cell office:value-type="float" office:value="837532" table:style-name="ce13">
            <text:p>837.532</text:p>
          </table:table-cell>
          <table:table-cell office:value-type="float" office:value="6127" table:style-name="ce13">
            <text:p>6.127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358690" table:style-name="ce7">
            <text:p>2.358.69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22840" table:style-name="ce14">
            <text:p>3.522.840</text:p>
          </table:table-cell>
          <table:table-cell office:value-type="float" office:value="3143388" table:style-name="ce14">
            <text:p>3.143.388</text:p>
          </table:table-cell>
          <table:table-cell office:value-type="percentage" office:value="0.89228804033109654" table:style-name="ce15">
            <text:p>89,2%</text:p>
          </table:table-cell>
          <table:table-cell office:value-type="float" office:value="1671575" table:style-name="ce13">
            <text:p>1.671.575</text:p>
          </table:table-cell>
          <table:table-cell office:value-type="float" office:value="1630571" table:style-name="ce13">
            <text:p>1.630.571</text:p>
          </table:table-cell>
          <table:table-cell office:value-type="float" office:value="12710" table:style-name="ce13">
            <text:p>12.710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27305" table:style-name="ce7">
            <text:p>727.30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989605" table:style-name="ce14">
            <text:p>989.605</text:p>
          </table:table-cell>
          <table:table-cell office:value-type="float" office:value="920283" table:style-name="ce14">
            <text:p>920.283</text:p>
          </table:table-cell>
          <table:table-cell office:value-type="percentage" office:value="0.92994982846691354" table:style-name="ce15">
            <text:p>93,0%</text:p>
          </table:table-cell>
          <table:table-cell office:value-type="float" office:value="481821" table:style-name="ce13">
            <text:p>481.821</text:p>
          </table:table-cell>
          <table:table-cell office:value-type="float" office:value="475507" table:style-name="ce13">
            <text:p>475.507</text:p>
          </table:table-cell>
          <table:table-cell office:value-type="float" office:value="7375" table:style-name="ce13">
            <text:p>7.375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916525" table:style-name="ce7">
            <text:p>2.916.525</text:p>
          </table:table-cell>
          <table:table-cell office:value-type="float" office:value="412400" table:style-name="ce7">
            <text:p>412.400</text:p>
          </table:table-cell>
          <table:table-cell office:value-type="float" office:value="481200" table:style-name="ce7">
            <text:p>481.200</text:p>
          </table:table-cell>
          <table:table-cell office:value-type="float" office:value="102200" table:style-name="ce13">
            <text:p>102.200</text:p>
          </table:table-cell>
          <table:table-cell office:value-type="float" office:value="3912325" table:style-name="ce14">
            <text:p>3.912.325</text:p>
          </table:table-cell>
          <table:table-cell office:value-type="float" office:value="3793355" table:style-name="ce14">
            <text:p>3.793.355</text:p>
          </table:table-cell>
          <table:table-cell office:value-type="percentage" office:value="0.96959097212015877" table:style-name="ce15">
            <text:p>97,0%</text:p>
          </table:table-cell>
          <table:table-cell office:value-type="float" office:value="1999544" table:style-name="ce13">
            <text:p>1.999.544</text:p>
          </table:table-cell>
          <table:table-cell office:value-type="float" office:value="1959795" table:style-name="ce13">
            <text:p>1.959.795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4900" table:style-name="ce7">
            <text:p>394.900</text:p>
          </table:table-cell>
          <table:table-cell office:value-type="float" office:value="95075" table:style-name="ce13">
            <text:p>95.075</text:p>
          </table:table-cell>
          <table:table-cell office:value-type="float" office:value="3267280" table:style-name="ce14">
            <text:p>3.267.280</text:p>
          </table:table-cell>
          <table:table-cell office:value-type="float" office:value="3023247" table:style-name="ce14">
            <text:p>3.023.247</text:p>
          </table:table-cell>
          <table:table-cell office:value-type="percentage" office:value="0.92531004382850568" table:style-name="ce15">
            <text:p>92,5%</text:p>
          </table:table-cell>
          <table:table-cell office:value-type="float" office:value="1616516" table:style-name="ce13">
            <text:p>1.616.516</text:p>
          </table:table-cell>
          <table:table-cell office:value-type="float" office:value="1554433" table:style-name="ce13">
            <text:p>1.554.433</text:p>
          </table:table-cell>
          <table:table-cell office:value-type="float" office:value="21000" table:style-name="ce13">
            <text:p>21.000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136235" table:style-name="ce14">
            <text:p>11.136.235</text:p>
          </table:table-cell>
          <table:table-cell office:value-type="percentage" office:value="0.93870438600705863" table:style-name="ce15">
            <text:p>93,9%</text:p>
          </table:table-cell>
          <table:table-cell office:value-type="float" office:value="5956736" table:style-name="ce13">
            <text:p>5.956.736</text:p>
          </table:table-cell>
          <table:table-cell office:value-type="float" office:value="5821886" table:style-name="ce13">
            <text:p>5.821.886</text:p>
          </table:table-cell>
          <table:table-cell office:value-type="float" office:value="69457" table:style-name="ce13">
            <text:p>69.457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653468" table:style-name="ce14">
            <text:p>7.653.468</text:p>
          </table:table-cell>
          <table:table-cell office:value-type="percentage" office:value="0.94621130636678563" table:style-name="ce15">
            <text:p>94,6%</text:p>
          </table:table-cell>
          <table:table-cell office:value-type="float" office:value="4069552" table:style-name="ce13">
            <text:p>4.069.552</text:p>
          </table:table-cell>
          <table:table-cell office:value-type="float" office:value="4002363" table:style-name="ce13">
            <text:p>4.002.363</text:p>
          </table:table-cell>
          <table:table-cell office:value-type="float" office:value="39075" table:style-name="ce13">
            <text:p>39.075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226825" table:style-name="ce7">
            <text:p>1.226.82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682775" table:style-name="ce14">
            <text:p>1.682.775</text:p>
          </table:table-cell>
          <table:table-cell office:value-type="float" office:value="1706490" table:style-name="ce14">
            <text:p>1.706.490</text:p>
          </table:table-cell>
          <table:table-cell office:value-type="percentage" office:value="1.014092793154165" table:style-name="ce15">
            <text:p>101,4%</text:p>
          </table:table-cell>
          <table:table-cell office:value-type="float" office:value="896952" table:style-name="ce13">
            <text:p>896.952</text:p>
          </table:table-cell>
          <table:table-cell office:value-type="float" office:value="882188" table:style-name="ce13">
            <text:p>882.188</text:p>
          </table:table-cell>
          <table:table-cell office:value-type="float" office:value="17607" table:style-name="ce13">
            <text:p>17.607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155029" table:style-name="ce7">
            <text:p>3.155.029</text:p>
          </table:table-cell>
          <table:table-cell office:value-type="float" office:value="507400" table:style-name="ce7">
            <text:p>50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358529" table:style-name="ce14">
            <text:p>4.358.529</text:p>
          </table:table-cell>
          <table:table-cell office:value-type="float" office:value="4406670" table:style-name="ce14">
            <text:p>4.406.670</text:p>
          </table:table-cell>
          <table:table-cell office:value-type="percentage" office:value="1.0110452402634007" table:style-name="ce15">
            <text:p>101,1%</text:p>
          </table:table-cell>
          <table:table-cell office:value-type="float" office:value="2307128" table:style-name="ce13">
            <text:p>2.307.128</text:p>
          </table:table-cell>
          <table:table-cell office:value-type="float" office:value="2284097" table:style-name="ce13">
            <text:p>2.284.097</text:p>
          </table:table-cell>
          <table:table-cell office:value-type="float" office:value="25851" table:style-name="ce13">
            <text:p>25.851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374465" table:style-name="ce7">
            <text:p>374.4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10565" table:style-name="ce14">
            <text:p>510.565</text:p>
          </table:table-cell>
          <table:table-cell office:value-type="float" office:value="481961" table:style-name="ce14">
            <text:p>481.961</text:p>
          </table:table-cell>
          <table:table-cell office:value-type="percentage" office:value="0.94397579152507516" table:style-name="ce15">
            <text:p>94,4%</text:p>
          </table:table-cell>
          <table:table-cell office:value-type="float" office:value="259819" table:style-name="ce13">
            <text:p>259.819</text:p>
          </table:table-cell>
          <table:table-cell office:value-type="float" office:value="254326" table:style-name="ce13">
            <text:p>254.326</text:p>
          </table:table-cell>
          <table:table-cell office:value-type="float" office:value="3414" table:style-name="ce13">
            <text:p>3.414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79" table:style-name="ce7">
            <text:p>7.637.679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0900" table:style-name="ce7">
            <text:p>1.220.9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25829" table:style-name="ce14">
            <text:p>10.825.829</text:p>
          </table:table-cell>
          <table:table-cell office:value-type="float" office:value="9854108" table:style-name="ce14">
            <text:p>9.854.108</text:p>
          </table:table-cell>
          <table:table-cell office:value-type="percentage" office:value="0.91024049982684929" table:style-name="ce15">
            <text:p>91,0%</text:p>
          </table:table-cell>
          <table:table-cell office:value-type="float" office:value="5323002" table:style-name="ce13">
            <text:p>5.323.002</text:p>
          </table:table-cell>
          <table:table-cell office:value-type="float" office:value="5202266" table:style-name="ce13">
            <text:p>5.202.266</text:p>
          </table:table-cell>
          <table:table-cell office:value-type="float" office:value="50717" table:style-name="ce13">
            <text:p>50.717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24207" table:style-name="ce14">
            <text:p>2.224.207</text:p>
          </table:table-cell>
          <table:table-cell office:value-type="percentage" office:value="0.92399056985885941" table:style-name="ce15">
            <text:p>92,4%</text:p>
          </table:table-cell>
          <table:table-cell office:value-type="float" office:value="1188332" table:style-name="ce13">
            <text:p>1.188.332</text:p>
          </table:table-cell>
          <table:table-cell office:value-type="float" office:value="1155772" table:style-name="ce13">
            <text:p>1.155.772</text:p>
          </table:table-cell>
          <table:table-cell office:value-type="float" office:value="5919" table:style-name="ce13">
            <text:p>5.919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981357" table:style-name="ce14">
            <text:p>981.357</text:p>
          </table:table-cell>
          <table:table-cell office:value-type="percentage" office:value="0.93804287045666357" table:style-name="ce15">
            <text:p>93,8%</text:p>
          </table:table-cell>
          <table:table-cell office:value-type="float" office:value="527014" table:style-name="ce13">
            <text:p>527.014</text:p>
          </table:table-cell>
          <table:table-cell office:value-type="float" office:value="520184" table:style-name="ce13">
            <text:p>520.184</text:p>
          </table:table-cell>
          <table:table-cell office:value-type="float" office:value="3176" table:style-name="ce13">
            <text:p>3.176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597220" table:style-name="ce7">
            <text:p>2.597.22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668820" table:style-name="ce14">
            <text:p>3.668.820</text:p>
          </table:table-cell>
          <table:table-cell office:value-type="float" office:value="3364904" table:style-name="ce14">
            <text:p>3.364.904</text:p>
          </table:table-cell>
          <table:table-cell office:value-type="percentage" office:value="0.91716246640609245" table:style-name="ce15">
            <text:p>91,7%</text:p>
          </table:table-cell>
          <table:table-cell office:value-type="float" office:value="1809382" table:style-name="ce13">
            <text:p>1.809.382</text:p>
          </table:table-cell>
          <table:table-cell office:value-type="float" office:value="1777326" table:style-name="ce13">
            <text:p>1.777.326</text:p>
          </table:table-cell>
          <table:table-cell office:value-type="float" office:value="13639" table:style-name="ce13">
            <text:p>13.639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4150" table:style-name="ce13">
            <text:p>4.150</text:p>
          </table:table-cell>
          <table:table-cell office:value-type="float" office:value="140230" table:style-name="ce14">
            <text:p>140.230</text:p>
          </table:table-cell>
          <table:table-cell office:value-type="float" office:value="114159" table:style-name="ce14">
            <text:p>114.159</text:p>
          </table:table-cell>
          <table:table-cell office:value-type="percentage" office:value="0.81408400484917631" table:style-name="ce15">
            <text:p>81,4%</text:p>
          </table:table-cell>
          <table:table-cell office:value-type="float" office:value="62395" table:style-name="ce13">
            <text:p>62.395</text:p>
          </table:table-cell>
          <table:table-cell office:value-type="float" office:value="59446" table:style-name="ce13">
            <text:p>59.446</text:p>
          </table:table-cell>
          <table:table-cell office:value-type="float" office:value="430" table:style-name="ce13">
            <text:p>430</text:p>
          </table:table-cell>
          <table:table-cell office:value-type="date" office:date-value="2021-10-21T00:00:00" table:style-name="ce16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2014" table:style-name="ce14">
            <text:p>102.014</text:p>
          </table:table-cell>
          <table:table-cell office:value-type="percentage" office:value="0.72299078667611627" table:style-name="ce15">
            <text:p>72,3%</text:p>
          </table:table-cell>
          <table:table-cell office:value-type="float" office:value="57202" table:style-name="ce13">
            <text:p>57.202</text:p>
          </table:table-cell>
          <table:table-cell office:value-type="float" office:value="54706" table:style-name="ce13">
            <text:p>54.706</text:p>
          </table:table-cell>
          <table:table-cell office:value-type="float" office:value="204" table:style-name="ce13">
            <text:p>204</text:p>
          </table:table-cell>
          <table:table-cell office:value-type="date" office:date-value="2021-10-20T00:00:00" table:style-name="ce17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015" table:style-name="ce14">
            <text:p>173.015</text:p>
          </table:table-cell>
          <table:table-cell office:value-type="percentage" office:value="0.81519332070599981" table:style-name="ce15">
            <text:p>81,5%</text:p>
          </table:table-cell>
          <table:table-cell office:value-type="float" office:value="92832" table:style-name="ce13">
            <text:p>92.832</text:p>
          </table:table-cell>
          <table:table-cell office:value-type="float" office:value="86753" table:style-name="ce13">
            <text:p>86.753</text:p>
          </table:table-cell>
          <table:table-cell office:value-type="float" office:value="0" table:style-name="ce13">
            <text:p>0</text:p>
          </table:table-cell>
          <table:table-cell office:value-type="date" office:date-value="2021-10-20T00:00:00" table:style-name="ce17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135" table:style-name="ce13">
            <text:p>4.135</text:p>
          </table:table-cell>
          <table:table-cell office:value-type="float" office:value="9045" table:style-name="ce14">
            <text:p>9.045</text:p>
          </table:table-cell>
          <table:table-cell office:value-type="float" office:value="6944" table:style-name="ce14">
            <text:p>6.944</text:p>
          </table:table-cell>
          <table:table-cell office:value-type="percentage" office:value="0.76771697070204536" table:style-name="ce15">
            <text:p>76,8%</text:p>
          </table:table-cell>
          <table:table-cell office:value-type="float" office:value="5210" table:style-name="ce13">
            <text:p>5.210</text:p>
          </table:table-cell>
          <table:table-cell office:value-type="float" office:value="4967" table:style-name="ce13">
            <text:p>4.967</text:p>
          </table:table-cell>
          <table:table-cell office:value-type="float" office:value="0" table:style-name="ce13">
            <text:p>0</text:p>
          </table:table-cell>
          <table:table-cell office:value-type="date" office:date-value="2021-10-21T00:00:00" table:style-name="ce17">
            <text:p>21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3616591" table:style-name="ce19">
            <text:p>53.616.591</text:p>
          </table:table-cell>
          <table:table-cell office:value-type="float" office:value="10752860" table:style-name="ce20">
            <text:p>10.752.860</text:p>
          </table:table-cell>
          <table:table-cell office:value-type="float" office:value="9111010" table:style-name="ce21">
            <text:p>9.111.010</text:p>
          </table:table-cell>
          <table:table-cell office:value-type="float" office:value="2161610" table:style-name="ce22">
            <text:p>2.161.610</text:p>
          </table:table-cell>
          <table:table-cell office:value-type="float" office:value="75642071" table:style-name="ce23">
            <text:p>75.642.071</text:p>
          </table:table-cell>
          <table:table-cell office:value-type="float" office:value="71275614" table:style-name="ce23">
            <text:p>71.275.614</text:p>
          </table:table-cell>
          <table:table-cell office:value-type="percentage" office:value="0.94227475606795585" table:style-name="ce24">
            <text:p>94,2%</text:p>
          </table:table-cell>
          <table:table-cell office:value-type="float" office:value="37954027" table:style-name="ce23">
            <text:p>37.954.027</text:p>
          </table:table-cell>
          <table:table-cell office:value-type="float" office:value="37199581" table:style-name="ce23">
            <text:p>37.199.581</text:p>
          </table:table-cell>
          <table:table-cell office:value-type="float" office:value="465168" table:style-name="ce23">
            <text:p>465.168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35126" table:style-name="ce31">
            <text:p>6.835.126</text:p>
          </table:table-cell>
          <table:table-cell office:value-type="percentage" office:value="0.91722342063681106" table:style-name="ce32">
            <text:p>91,7%</text:p>
          </table:table-cell>
          <table:table-cell office:value-type="float" office:value="6725458" table:style-name="ce31">
            <text:p>6.725.458</text:p>
          </table:table-cell>
          <table:table-cell office:value-type="percentage" office:value="0.90250678511401339" table:style-name="ce32">
            <text:p>90,3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5557" table:style-name="ce31">
            <text:p>1.065.557</text:p>
          </table:table-cell>
          <table:table-cell office:value-type="percentage" office:value="0.89910254874132378" table:style-name="ce32">
            <text:p>89,9%</text:p>
          </table:table-cell>
          <table:table-cell office:value-type="float" office:value="1046028" table:style-name="ce31">
            <text:p>1.046.028</text:p>
          </table:table-cell>
          <table:table-cell office:value-type="percentage" office:value="0.88262424333450906" table:style-name="ce32">
            <text:p>88,3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3117" table:style-name="ce31">
            <text:p>873.117</text:p>
          </table:table-cell>
          <table:table-cell office:value-type="percentage" office:value="0.93488784455316098" table:style-name="ce32">
            <text:p>93,5%</text:p>
          </table:table-cell>
          <table:table-cell office:value-type="float" office:value="863977" table:style-name="ce31">
            <text:p>863.977</text:p>
          </table:table-cell>
          <table:table-cell office:value-type="percentage" office:value="0.92510121240739374" table:style-name="ce32">
            <text:p>92,5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5215" table:style-name="ce31">
            <text:p>855.215</text:p>
          </table:table-cell>
          <table:table-cell office:value-type="percentage" office:value="0.82640088049961979" table:style-name="ce32">
            <text:p>82,6%</text:p>
          </table:table-cell>
          <table:table-cell office:value-type="float" office:value="837532" table:style-name="ce31">
            <text:p>837.532</text:p>
          </table:table-cell>
          <table:table-cell office:value-type="percentage" office:value="0.8093136605959993" table:style-name="ce32">
            <text:p>80,9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71575" table:style-name="ce31">
            <text:p>1.671.575</text:p>
          </table:table-cell>
          <table:table-cell office:value-type="percentage" office:value="0.85250773419068182" table:style-name="ce32">
            <text:p>85,3%</text:p>
          </table:table-cell>
          <table:table-cell office:value-type="float" office:value="1630571" table:style-name="ce31">
            <text:p>1.630.571</text:p>
          </table:table-cell>
          <table:table-cell office:value-type="percentage" office:value="0.83159558419277291" table:style-name="ce32">
            <text:p>83,2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1821" table:style-name="ce31">
            <text:p>481.821</text:p>
          </table:table-cell>
          <table:table-cell office:value-type="percentage" office:value="0.91928292188725247" table:style-name="ce32">
            <text:p>91,9%</text:p>
          </table:table-cell>
          <table:table-cell office:value-type="float" office:value="475507" table:style-name="ce31">
            <text:p>475.507</text:p>
          </table:table-cell>
          <table:table-cell office:value-type="percentage" office:value="0.9072362232817619" table:style-name="ce32">
            <text:p>90,7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1999544" table:style-name="ce31">
            <text:p>1.999.544</text:p>
          </table:table-cell>
          <table:table-cell office:value-type="percentage" office:value="0.9188012606990088" table:style-name="ce32">
            <text:p>91,9%</text:p>
          </table:table-cell>
          <table:table-cell office:value-type="float" office:value="1959795" table:style-name="ce31">
            <text:p>1.959.795</text:p>
          </table:table-cell>
          <table:table-cell office:value-type="percentage" office:value="0.90053638065059527" table:style-name="ce32">
            <text:p>90,1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16516" table:style-name="ce31">
            <text:p>1.616.516</text:p>
          </table:table-cell>
          <table:table-cell office:value-type="percentage" office:value="0.8937031729603977" table:style-name="ce32">
            <text:p>89,4%</text:p>
          </table:table-cell>
          <table:table-cell office:value-type="float" office:value="1554433" table:style-name="ce31">
            <text:p>1.554.433</text:p>
          </table:table-cell>
          <table:table-cell office:value-type="percentage" office:value="0.85938011393289637" table:style-name="ce32">
            <text:p>85,9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56736" table:style-name="ce31">
            <text:p>5.956.736</text:p>
          </table:table-cell>
          <table:table-cell office:value-type="percentage" office:value="0.86727195429476611" table:style-name="ce32">
            <text:p>86,7%</text:p>
          </table:table-cell>
          <table:table-cell office:value-type="float" office:value="5821886" table:style-name="ce31">
            <text:p>5.821.886</text:p>
          </table:table-cell>
          <table:table-cell office:value-type="percentage" office:value="0.84763844644136299" table:style-name="ce32">
            <text:p>84,8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69552" table:style-name="ce31">
            <text:p>4.069.552</text:p>
          </table:table-cell>
          <table:table-cell office:value-type="percentage" office:value="0.90667019571750573" table:style-name="ce32">
            <text:p>90,7%</text:p>
          </table:table-cell>
          <table:table-cell office:value-type="float" office:value="4002363" table:style-name="ce31">
            <text:p>4.002.363</text:p>
          </table:table-cell>
          <table:table-cell office:value-type="percentage" office:value="0.89170091561491371" table:style-name="ce32">
            <text:p>89,2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6952" table:style-name="ce31">
            <text:p>896.952</text:p>
          </table:table-cell>
          <table:table-cell office:value-type="percentage" office:value="0.94075644221904542" table:style-name="ce32">
            <text:p>94,1%</text:p>
          </table:table-cell>
          <table:table-cell office:value-type="float" office:value="882188" table:style-name="ce31">
            <text:p>882.188</text:p>
          </table:table-cell>
          <table:table-cell office:value-type="percentage" office:value="0.92527141279392344" table:style-name="ce32">
            <text:p>92,5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07128" table:style-name="ce31">
            <text:p>2.307.128</text:p>
          </table:table-cell>
          <table:table-cell office:value-type="percentage" office:value="0.93995959253566008" table:style-name="ce32">
            <text:p>94,0%</text:p>
          </table:table-cell>
          <table:table-cell office:value-type="float" office:value="2284097" table:style-name="ce31">
            <text:p>2.284.097</text:p>
          </table:table-cell>
          <table:table-cell office:value-type="percentage" office:value="0.93057640730463309" table:style-name="ce32">
            <text:p>93,1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59819" table:style-name="ce31">
            <text:p>259.819</text:p>
          </table:table-cell>
          <table:table-cell office:value-type="percentage" office:value="0.91495228369193926" table:style-name="ce32">
            <text:p>91,5%</text:p>
          </table:table-cell>
          <table:table-cell office:value-type="float" office:value="254326" table:style-name="ce31">
            <text:p>254.326</text:p>
          </table:table-cell>
          <table:table-cell office:value-type="percentage" office:value="0.89560869105891472" table:style-name="ce32">
            <text:p>89,6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23002" table:style-name="ce31">
            <text:p>5.323.002</text:p>
          </table:table-cell>
          <table:table-cell office:value-type="percentage" office:value="0.89044130107092134" table:style-name="ce32">
            <text:p>89,0%</text:p>
          </table:table-cell>
          <table:table-cell office:value-type="float" office:value="5202266" table:style-name="ce31">
            <text:p>5.202.266</text:p>
          </table:table-cell>
          <table:table-cell office:value-type="percentage" office:value="0.87024436691119356" table:style-name="ce32">
            <text:p>87,0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88332" table:style-name="ce31">
            <text:p>1.188.332</text:p>
          </table:table-cell>
          <table:table-cell office:value-type="percentage" office:value="0.90702880691103294" table:style-name="ce32">
            <text:p>90,7%</text:p>
          </table:table-cell>
          <table:table-cell office:value-type="float" office:value="1155772" table:style-name="ce31">
            <text:p>1.155.772</text:p>
          </table:table-cell>
          <table:table-cell office:value-type="percentage" office:value="0.88217644414286445" table:style-name="ce32">
            <text:p>88,2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7014" table:style-name="ce31">
            <text:p>527.014</text:p>
          </table:table-cell>
          <table:table-cell office:value-type="percentage" office:value="0.90652855231064033" table:style-name="ce32">
            <text:p>90,7%</text:p>
          </table:table-cell>
          <table:table-cell office:value-type="float" office:value="520184" table:style-name="ce31">
            <text:p>520.184</text:p>
          </table:table-cell>
          <table:table-cell office:value-type="percentage" office:value="0.89478011676190405" table:style-name="ce32">
            <text:p>89,5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09382" table:style-name="ce31">
            <text:p>1.809.382</text:p>
          </table:table-cell>
          <table:table-cell office:value-type="percentage" office:value="0.91201309715047252" table:style-name="ce32">
            <text:p>91,2%</text:p>
          </table:table-cell>
          <table:table-cell office:value-type="float" office:value="1777326" table:style-name="ce31">
            <text:p>1.777.326</text:p>
          </table:table-cell>
          <table:table-cell office:value-type="percentage" office:value="0.89585537487720157" table:style-name="ce32">
            <text:p>89,6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395" table:style-name="ce31">
            <text:p>62.395</text:p>
          </table:table-cell>
          <table:table-cell office:value-type="percentage" office:value="0.87923624321848803" table:style-name="ce32">
            <text:p>87,9%</text:p>
          </table:table-cell>
          <table:table-cell office:value-type="float" office:value="59446" table:style-name="ce31">
            <text:p>59.446</text:p>
          </table:table-cell>
          <table:table-cell office:value-type="percentage" office:value="0.83768054674839709" table:style-name="ce32">
            <text:p>83,8%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202" table:style-name="ce31">
            <text:p>57.202</text:p>
          </table:table-cell>
          <table:table-cell office:value-type="percentage" office:value="0.80649118107349815" table:style-name="ce32">
            <text:p>80,6%</text:p>
          </table:table-cell>
          <table:table-cell office:value-type="float" office:value="54706" table:style-name="ce31">
            <text:p>54.706</text:p>
          </table:table-cell>
          <table:table-cell office:value-type="percentage" office:value="0.77130006908511572" table:style-name="ce32">
            <text:p>77,1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32" table:style-name="ce31">
            <text:p>92.832</text:p>
          </table:table-cell>
          <table:table-cell office:value-type="string" table:style-name="ce32">
            <text:p>-</text:p>
          </table:table-cell>
          <table:table-cell office:value-type="float" office:value="86753" table:style-name="ce31">
            <text:p>86.753</text:p>
          </table:table-cell>
          <table:table-cell office:value-type="string" table:style-name="ce32">
            <text:p>-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210" table:style-name="ce31">
            <text:p>5.210</text:p>
          </table:table-cell>
          <table:table-cell office:value-type="string" table:style-name="ce32">
            <text:p>-</text:p>
          </table:table-cell>
          <table:table-cell office:value-type="float" office:value="4967" table:style-name="ce31">
            <text:p>4.967</text:p>
          </table:table-cell>
          <table:table-cell office:value-type="string" table:style-name="ce32">
            <text:p>-</text:p>
          </table:table-cell>
          <table:table-cell office:value-type="date" office:date-value="2021-10-21T00:00:00" table:style-name="ce33">
            <text:p>21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7954027" table:style-name="ce34">
            <text:p>37.954.027</text:p>
          </table:table-cell>
          <table:table-cell office:value-type="percentage" office:value="0.90109645986912534" table:style-name="ce24">
            <text:p>90,1%</text:p>
          </table:table-cell>
          <table:table-cell office:value-type="float" office:value="37199581" table:style-name="ce34">
            <text:p>37.199.581</text:p>
          </table:table-cell>
          <table:table-cell office:value-type="percentage" office:value="0.88318456293754488" table:style-name="ce24">
            <text:p>88,3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740" table:style-name="ce43">
            <text:p>433.740</text:p>
          </table:table-cell>
          <table:table-cell office:value-type="percentage" office:value="1" table:style-name="ce44">
            <text:p>100,0%</text:p>
          </table:table-cell>
          <table:table-cell office:value-type="float" office:value="653475" table:style-name="ce43">
            <text:p>653.475</text:p>
          </table:table-cell>
          <table:table-cell office:value-type="percentage" office:value="1" table:style-name="ce44">
            <text:p>100,0%</text:p>
          </table:table-cell>
          <table:table-cell office:value-type="float" office:value="928763" table:style-name="ce43">
            <text:p>928.763</text:p>
          </table:table-cell>
          <table:table-cell office:value-type="percentage" office:value="1" table:style-name="ce44">
            <text:p>100,0%</text:p>
          </table:table-cell>
          <table:table-cell office:value-type="float" office:value="1214935" table:style-name="ce43">
            <text:p>1.214.935</text:p>
          </table:table-cell>
          <table:table-cell office:value-type="percentage" office:value="0.96040698138607972" table:style-name="ce44">
            <text:p>96,0%</text:p>
          </table:table-cell>
          <table:table-cell office:value-type="float" office:value="1249160" table:style-name="ce43">
            <text:p>1.249.160</text:p>
          </table:table-cell>
          <table:table-cell office:value-type="percentage" office:value="0.90184634622132187" table:style-name="ce44">
            <text:p>90,2%</text:p>
          </table:table-cell>
          <table:table-cell office:value-type="float" office:value="927390" table:style-name="ce43">
            <text:p>927.390</text:p>
          </table:table-cell>
          <table:table-cell office:value-type="percentage" office:value="0.81334517903171066" table:style-name="ce44">
            <text:p>81,3%</text:p>
          </table:table-cell>
          <table:table-cell office:value-type="float" office:value="763675" table:style-name="ce43">
            <text:p>763.675</text:p>
          </table:table-cell>
          <table:table-cell office:value-type="percentage" office:value="0.8223301660866269" table:style-name="ce44">
            <text:p>82,2%</text:p>
          </table:table-cell>
          <table:table-cell office:value-type="float" office:value="663988" table:style-name="ce43">
            <text:p>663.988</text:p>
          </table:table-cell>
          <table:table-cell office:value-type="percentage" office:value="0.88189909245099329" table:style-name="ce44">
            <text:p>88,2%</text:p>
          </table:table-cell>
          <table:table-cell office:value-type="float" office:value="6835126" table:style-name="ce43">
            <text:p>6.835.126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722342063681106" table:style-name="ce44">
            <text:p>91,7%</text:p>
          </table:table-cell>
          <table:table-cell office:value-type="percentage" office:value="0.80751348203673001" table:style-name="ce44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58" table:style-name="ce46">
            <text:p>101.258</text:p>
          </table:table-cell>
          <table:table-cell office:value-type="percentage" office:value="1" table:style-name="ce47">
            <text:p>100,0%</text:p>
          </table:table-cell>
          <table:table-cell office:value-type="float" office:value="119273" table:style-name="ce46">
            <text:p>119.273</text:p>
          </table:table-cell>
          <table:table-cell office:value-type="percentage" office:value="1" table:style-name="ce47">
            <text:p>100,0%</text:p>
          </table:table-cell>
          <table:table-cell office:value-type="float" office:value="154531" table:style-name="ce46">
            <text:p>154.531</text:p>
          </table:table-cell>
          <table:table-cell office:value-type="percentage" office:value="0.98825839211598354" table:style-name="ce47">
            <text:p>98,8%</text:p>
          </table:table-cell>
          <table:table-cell office:value-type="float" office:value="185937" table:style-name="ce46">
            <text:p>185.937</text:p>
          </table:table-cell>
          <table:table-cell office:value-type="percentage" office:value="0.93781586353686464" table:style-name="ce47">
            <text:p>93,8%</text:p>
          </table:table-cell>
          <table:table-cell office:value-type="float" office:value="187682" table:style-name="ce46">
            <text:p>187.682</text:p>
          </table:table-cell>
          <table:table-cell office:value-type="percentage" office:value="0.87317102673732105" table:style-name="ce47">
            <text:p>87,3%</text:p>
          </table:table-cell>
          <table:table-cell office:value-type="float" office:value="125363" table:style-name="ce46">
            <text:p>125.363</text:p>
          </table:table-cell>
          <table:table-cell office:value-type="percentage" office:value="0.76307780334295072" table:style-name="ce47">
            <text:p>76,3%</text:p>
          </table:table-cell>
          <table:table-cell office:value-type="float" office:value="103626" table:style-name="ce46">
            <text:p>103.626</text:p>
          </table:table-cell>
          <table:table-cell office:value-type="percentage" office:value="0.79467182000138037" table:style-name="ce47">
            <text:p>79,5%</text:p>
          </table:table-cell>
          <table:table-cell office:value-type="float" office:value="87887" table:style-name="ce46">
            <text:p>87.887</text:p>
          </table:table-cell>
          <table:table-cell office:value-type="percentage" office:value="0.85236982222696367" table:style-name="ce47">
            <text:p>85,2%</text:p>
          </table:table-cell>
          <table:table-cell office:value-type="float" office:value="1065557" table:style-name="ce46">
            <text:p>1.065.55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910254874132378" table:style-name="ce47">
            <text:p>89,9%</text:p>
          </table:table-cell>
          <table:table-cell office:value-type="percentage" office:value="0.8015376965843759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52" table:style-name="ce46">
            <text:p>88.952</text:p>
          </table:table-cell>
          <table:table-cell office:value-type="percentage" office:value="1" table:style-name="ce47">
            <text:p>100,0%</text:p>
          </table:table-cell>
          <table:table-cell office:value-type="float" office:value="114349" table:style-name="ce46">
            <text:p>114.349</text:p>
          </table:table-cell>
          <table:table-cell office:value-type="percentage" office:value="1" table:style-name="ce47">
            <text:p>100,0%</text:p>
          </table:table-cell>
          <table:table-cell office:value-type="float" office:value="148163" table:style-name="ce46">
            <text:p>148.163</text:p>
          </table:table-cell>
          <table:table-cell office:value-type="percentage" office:value="0.99005024991313184" table:style-name="ce47">
            <text:p>99,0%</text:p>
          </table:table-cell>
          <table:table-cell office:value-type="float" office:value="153150" table:style-name="ce46">
            <text:p>153.150</text:p>
          </table:table-cell>
          <table:table-cell office:value-type="percentage" office:value="0.94162132251221986" table:style-name="ce47">
            <text:p>94,2%</text:p>
          </table:table-cell>
          <table:table-cell office:value-type="float" office:value="150586" table:style-name="ce46">
            <text:p>150.586</text:p>
          </table:table-cell>
          <table:table-cell office:value-type="percentage" office:value="0.90175037277011616" table:style-name="ce47">
            <text:p>90,2%</text:p>
          </table:table-cell>
          <table:table-cell office:value-type="float" office:value="90885" table:style-name="ce46">
            <text:p>90.885</text:p>
          </table:table-cell>
          <table:table-cell office:value-type="percentage" office:value="0.79409528968728971" table:style-name="ce47">
            <text:p>79,4%</text:p>
          </table:table-cell>
          <table:table-cell office:value-type="float" office:value="66552" table:style-name="ce46">
            <text:p>66.552</text:p>
          </table:table-cell>
          <table:table-cell office:value-type="percentage" office:value="0.84124837253984908" table:style-name="ce47">
            <text:p>84,1%</text:p>
          </table:table-cell>
          <table:table-cell office:value-type="float" office:value="60480" table:style-name="ce46">
            <text:p>60.480</text:p>
          </table:table-cell>
          <table:table-cell office:value-type="percentage" office:value="0.94499999999999995" table:style-name="ce47">
            <text:p>94,5%</text:p>
          </table:table-cell>
          <table:table-cell office:value-type="float" office:value="873117" table:style-name="ce46">
            <text:p>873.117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488784455316098" table:style-name="ce47">
            <text:p>93,5%</text:p>
          </table:table-cell>
          <table:table-cell office:value-type="percentage" office:value="0.85701875961931084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85" table:style-name="ce46">
            <text:p>51.485</text:p>
          </table:table-cell>
          <table:table-cell office:value-type="percentage" office:value="1" table:style-name="ce47">
            <text:p>100,0%</text:p>
          </table:table-cell>
          <table:table-cell office:value-type="float" office:value="79240" table:style-name="ce46">
            <text:p>79.240</text:p>
          </table:table-cell>
          <table:table-cell office:value-type="percentage" office:value="0.98415221819265741" table:style-name="ce47">
            <text:p>98,4%</text:p>
          </table:table-cell>
          <table:table-cell office:value-type="float" office:value="110297" table:style-name="ce46">
            <text:p>110.297</text:p>
          </table:table-cell>
          <table:table-cell office:value-type="percentage" office:value="0.94085182247016574" table:style-name="ce47">
            <text:p>94,1%</text:p>
          </table:table-cell>
          <table:table-cell office:value-type="float" office:value="150120" table:style-name="ce46">
            <text:p>150.120</text:p>
          </table:table-cell>
          <table:table-cell office:value-type="percentage" office:value="0.90544460997484877" table:style-name="ce47">
            <text:p>90,5%</text:p>
          </table:table-cell>
          <table:table-cell office:value-type="float" office:value="167261" table:style-name="ce46">
            <text:p>167.261</text:p>
          </table:table-cell>
          <table:table-cell office:value-type="percentage" office:value="0.81126923151543373" table:style-name="ce47">
            <text:p>81,1%</text:p>
          </table:table-cell>
          <table:table-cell office:value-type="float" office:value="125939" table:style-name="ce46">
            <text:p>125.939</text:p>
          </table:table-cell>
          <table:table-cell office:value-type="percentage" office:value="0.69126227447622501" table:style-name="ce47">
            <text:p>69,1%</text:p>
          </table:table-cell>
          <table:table-cell office:value-type="float" office:value="96634" table:style-name="ce46">
            <text:p>96.634</text:p>
          </table:table-cell>
          <table:table-cell office:value-type="percentage" office:value="0.70054080700584298" table:style-name="ce47">
            <text:p>70,1%</text:p>
          </table:table-cell>
          <table:table-cell office:value-type="float" office:value="74239" table:style-name="ce46">
            <text:p>74.239</text:p>
          </table:table-cell>
          <table:table-cell office:value-type="percentage" office:value="0.77753456221198158" table:style-name="ce47">
            <text:p>77,8%</text:p>
          </table:table-cell>
          <table:table-cell office:value-type="float" office:value="855215" table:style-name="ce46">
            <text:p>855.21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640088049961979" table:style-name="ce47">
            <text:p>82,6%</text:p>
          </table:table-cell>
          <table:table-cell office:value-type="percentage" office:value="0.7299902777789633" table:style-name="ce47">
            <text:p>7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42" table:style-name="ce46">
            <text:p>93.042</text:p>
          </table:table-cell>
          <table:table-cell office:value-type="percentage" office:value="1" table:style-name="ce47">
            <text:p>100,0%</text:p>
          </table:table-cell>
          <table:table-cell office:value-type="float" office:value="151383" table:style-name="ce46">
            <text:p>151.383</text:p>
          </table:table-cell>
          <table:table-cell office:value-type="percentage" office:value="0.97962868291799055" table:style-name="ce47">
            <text:p>98,0%</text:p>
          </table:table-cell>
          <table:table-cell office:value-type="float" office:value="224401" table:style-name="ce46">
            <text:p>224.401</text:p>
          </table:table-cell>
          <table:table-cell office:value-type="percentage" office:value="0.9545241862760111" table:style-name="ce47">
            <text:p>95,5%</text:p>
          </table:table-cell>
          <table:table-cell office:value-type="float" office:value="320576" table:style-name="ce46">
            <text:p>320.576</text:p>
          </table:table-cell>
          <table:table-cell office:value-type="percentage" office:value="0.91459350892408819" table:style-name="ce47">
            <text:p>91,5%</text:p>
          </table:table-cell>
          <table:table-cell office:value-type="float" office:value="317672" table:style-name="ce46">
            <text:p>317.672</text:p>
          </table:table-cell>
          <table:table-cell office:value-type="percentage" office:value="0.81890267165733499" table:style-name="ce47">
            <text:p>81,9%</text:p>
          </table:table-cell>
          <table:table-cell office:value-type="float" office:value="228972" table:style-name="ce46">
            <text:p>228.972</text:p>
          </table:table-cell>
          <table:table-cell office:value-type="percentage" office:value="0.73640065094200058" table:style-name="ce47">
            <text:p>73,6%</text:p>
          </table:table-cell>
          <table:table-cell office:value-type="float" office:value="186868" table:style-name="ce46">
            <text:p>186.868</text:p>
          </table:table-cell>
          <table:table-cell office:value-type="percentage" office:value="0.74228196450418671" table:style-name="ce47">
            <text:p>74,2%</text:p>
          </table:table-cell>
          <table:table-cell office:value-type="float" office:value="148661" table:style-name="ce46">
            <text:p>148.661</text:p>
          </table:table-cell>
          <table:table-cell office:value-type="percentage" office:value="0.82682692147254955" table:style-name="ce47">
            <text:p>82,7%</text:p>
          </table:table-cell>
          <table:table-cell office:value-type="float" office:value="1671575" table:style-name="ce46">
            <text:p>1.671.57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250773419068182" table:style-name="ce47">
            <text:p>85,3%</text:p>
          </table:table-cell>
          <table:table-cell office:value-type="percentage" office:value="0.76820398611734086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13" table:style-name="ce46">
            <text:p>42.313</text:p>
          </table:table-cell>
          <table:table-cell office:value-type="percentage" office:value="1" table:style-name="ce47">
            <text:p>100,0%</text:p>
          </table:table-cell>
          <table:table-cell office:value-type="float" office:value="55915" table:style-name="ce46">
            <text:p>55.915</text:p>
          </table:table-cell>
          <table:table-cell office:value-type="percentage" office:value="1" table:style-name="ce47">
            <text:p>100,0%</text:p>
          </table:table-cell>
          <table:table-cell office:value-type="float" office:value="76655" table:style-name="ce46">
            <text:p>76.655</text:p>
          </table:table-cell>
          <table:table-cell office:value-type="percentage" office:value="0.99107893205766373" table:style-name="ce47">
            <text:p>99,1%</text:p>
          </table:table-cell>
          <table:table-cell office:value-type="float" office:value="84253" table:style-name="ce46">
            <text:p>84.253</text:p>
          </table:table-cell>
          <table:table-cell office:value-type="percentage" office:value="0.93651905206527053" table:style-name="ce47">
            <text:p>93,7%</text:p>
          </table:table-cell>
          <table:table-cell office:value-type="float" office:value="87960" table:style-name="ce46">
            <text:p>87.960</text:p>
          </table:table-cell>
          <table:table-cell office:value-type="percentage" office:value="0.89967167507083023" table:style-name="ce47">
            <text:p>90,0%</text:p>
          </table:table-cell>
          <table:table-cell office:value-type="float" office:value="54556" table:style-name="ce46">
            <text:p>54.556</text:p>
          </table:table-cell>
          <table:table-cell office:value-type="percentage" office:value="0.77414045095284723" table:style-name="ce47">
            <text:p>77,4%</text:p>
          </table:table-cell>
          <table:table-cell office:value-type="float" office:value="41044" table:style-name="ce46">
            <text:p>41.044</text:p>
          </table:table-cell>
          <table:table-cell office:value-type="percentage" office:value="0.81267201267201272" table:style-name="ce47">
            <text:p>81,3%</text:p>
          </table:table-cell>
          <table:table-cell office:value-type="float" office:value="39125" table:style-name="ce46">
            <text:p>39.125</text:p>
          </table:table-cell>
          <table:table-cell office:value-type="percentage" office:value="0.88995291495120898" table:style-name="ce47">
            <text:p>89,0%</text:p>
          </table:table-cell>
          <table:table-cell office:value-type="float" office:value="481821" table:style-name="ce46">
            <text:p>481.821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928292188725247" table:style-name="ce47">
            <text:p>91,9%</text:p>
          </table:table-cell>
          <table:table-cell office:value-type="percentage" office:value="0.82658580729278353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22" table:style-name="ce46">
            <text:p>229.322</text:p>
          </table:table-cell>
          <table:table-cell office:value-type="percentage" office:value="1" table:style-name="ce47">
            <text:p>100,0%</text:p>
          </table:table-cell>
          <table:table-cell office:value-type="float" office:value="250482" table:style-name="ce46">
            <text:p>250.482</text:p>
          </table:table-cell>
          <table:table-cell office:value-type="percentage" office:value="1" table:style-name="ce47">
            <text:p>100,0%</text:p>
          </table:table-cell>
          <table:table-cell office:value-type="float" office:value="320391" table:style-name="ce46">
            <text:p>320.391</text:p>
          </table:table-cell>
          <table:table-cell office:value-type="percentage" office:value="1" table:style-name="ce47">
            <text:p>100,0%</text:p>
          </table:table-cell>
          <table:table-cell office:value-type="float" office:value="352744" table:style-name="ce46">
            <text:p>352.744</text:p>
          </table:table-cell>
          <table:table-cell office:value-type="percentage" office:value="0.92541221223847314" table:style-name="ce47">
            <text:p>92,5%</text:p>
          </table:table-cell>
          <table:table-cell office:value-type="float" office:value="320181" table:style-name="ce46">
            <text:p>320.181</text:p>
          </table:table-cell>
          <table:table-cell office:value-type="percentage" office:value="0.88130083538624571" table:style-name="ce47">
            <text:p>88,1%</text:p>
          </table:table-cell>
          <table:table-cell office:value-type="float" office:value="211575" table:style-name="ce46">
            <text:p>211.575</text:p>
          </table:table-cell>
          <table:table-cell office:value-type="percentage" office:value="0.79009869931997179" table:style-name="ce47">
            <text:p>79,0%</text:p>
          </table:table-cell>
          <table:table-cell office:value-type="float" office:value="172099" table:style-name="ce46">
            <text:p>172.099</text:p>
          </table:table-cell>
          <table:table-cell office:value-type="percentage" office:value="0.8156118783352132" table:style-name="ce47">
            <text:p>81,6%</text:p>
          </table:table-cell>
          <table:table-cell office:value-type="float" office:value="142750" table:style-name="ce46">
            <text:p>142.750</text:p>
          </table:table-cell>
          <table:table-cell office:value-type="percentage" office:value="0.86336200118542172" table:style-name="ce47">
            <text:p>86,3%</text:p>
          </table:table-cell>
          <table:table-cell office:value-type="float" office:value="1999544" table:style-name="ce46">
            <text:p>1.999.54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88012606990088" table:style-name="ce47">
            <text:p>91,9%</text:p>
          </table:table-cell>
          <table:table-cell office:value-type="percentage" office:value="0.83491125792198317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24" table:style-name="ce46">
            <text:p>138.124</text:p>
          </table:table-cell>
          <table:table-cell office:value-type="percentage" office:value="1" table:style-name="ce47">
            <text:p>100,0%</text:p>
          </table:table-cell>
          <table:table-cell office:value-type="float" office:value="158367" table:style-name="ce46">
            <text:p>158.367</text:p>
          </table:table-cell>
          <table:table-cell office:value-type="percentage" office:value="0.99538657833703115" table:style-name="ce47">
            <text:p>99,5%</text:p>
          </table:table-cell>
          <table:table-cell office:value-type="float" office:value="222264" table:style-name="ce46">
            <text:p>222.264</text:p>
          </table:table-cell>
          <table:table-cell office:value-type="percentage" office:value="1" table:style-name="ce47">
            <text:p>100,0%</text:p>
          </table:table-cell>
          <table:table-cell office:value-type="float" office:value="286143" table:style-name="ce46">
            <text:p>286.143</text:p>
          </table:table-cell>
          <table:table-cell office:value-type="percentage" office:value="0.93061292190010347" table:style-name="ce47">
            <text:p>93,1%</text:p>
          </table:table-cell>
          <table:table-cell office:value-type="float" office:value="286672" table:style-name="ce46">
            <text:p>286.672</text:p>
          </table:table-cell>
          <table:table-cell office:value-type="percentage" office:value="0.86711332254503104" table:style-name="ce47">
            <text:p>86,7%</text:p>
          </table:table-cell>
          <table:table-cell office:value-type="float" office:value="204917" table:style-name="ce46">
            <text:p>204.917</text:p>
          </table:table-cell>
          <table:table-cell office:value-type="percentage" office:value="0.77065148307076692" table:style-name="ce47">
            <text:p>77,1%</text:p>
          </table:table-cell>
          <table:table-cell office:value-type="float" office:value="171906" table:style-name="ce46">
            <text:p>171.906</text:p>
          </table:table-cell>
          <table:table-cell office:value-type="percentage" office:value="0.78823782950997068" table:style-name="ce47">
            <text:p>78,8%</text:p>
          </table:table-cell>
          <table:table-cell office:value-type="float" office:value="148123" table:style-name="ce46">
            <text:p>148.123</text:p>
          </table:table-cell>
          <table:table-cell office:value-type="percentage" office:value="0.8514186190881291" table:style-name="ce47">
            <text:p>85,1%</text:p>
          </table:table-cell>
          <table:table-cell office:value-type="float" office:value="1616516" table:style-name="ce46">
            <text:p>1.616.51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37031729603977" table:style-name="ce47">
            <text:p>89,4%</text:p>
          </table:table-cell>
          <table:table-cell office:value-type="percentage" office:value="0.79038695573730178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769" table:style-name="ce46">
            <text:p>458.769</text:p>
          </table:table-cell>
          <table:table-cell office:value-type="percentage" office:value="1" table:style-name="ce47">
            <text:p>100,0%</text:p>
          </table:table-cell>
          <table:table-cell office:value-type="float" office:value="618223" table:style-name="ce46">
            <text:p>618.223</text:p>
          </table:table-cell>
          <table:table-cell office:value-type="percentage" office:value="0.97313204006976317" table:style-name="ce47">
            <text:p>97,3%</text:p>
          </table:table-cell>
          <table:table-cell office:value-type="float" office:value="799023" table:style-name="ce46">
            <text:p>799.023</text:p>
          </table:table-cell>
          <table:table-cell office:value-type="percentage" office:value="0.95396163250491894" table:style-name="ce47">
            <text:p>95,4%</text:p>
          </table:table-cell>
          <table:table-cell office:value-type="float" office:value="1024237" table:style-name="ce46">
            <text:p>1.024.237</text:p>
          </table:table-cell>
          <table:table-cell office:value-type="percentage" office:value="0.93813497224715603" table:style-name="ce47">
            <text:p>93,8%</text:p>
          </table:table-cell>
          <table:table-cell office:value-type="float" office:value="1125681" table:style-name="ce46">
            <text:p>1.125.681</text:p>
          </table:table-cell>
          <table:table-cell office:value-type="percentage" office:value="0.85489024154075743" table:style-name="ce47">
            <text:p>85,5%</text:p>
          </table:table-cell>
          <table:table-cell office:value-type="float" office:value="773313" table:style-name="ce46">
            <text:p>773.313</text:p>
          </table:table-cell>
          <table:table-cell office:value-type="percentage" office:value="0.74025895704981182" table:style-name="ce47">
            <text:p>74,0%</text:p>
          </table:table-cell>
          <table:table-cell office:value-type="float" office:value="632329" table:style-name="ce46">
            <text:p>632.329</text:p>
          </table:table-cell>
          <table:table-cell office:value-type="percentage" office:value="0.75372823877892803" table:style-name="ce47">
            <text:p>75,4%</text:p>
          </table:table-cell>
          <table:table-cell office:value-type="float" office:value="525161" table:style-name="ce46">
            <text:p>525.161</text:p>
          </table:table-cell>
          <table:table-cell office:value-type="percentage" office:value="0.80034777784889799" table:style-name="ce47">
            <text:p>80,0%</text:p>
          </table:table-cell>
          <table:table-cell office:value-type="float" office:value="5956736" table:style-name="ce46">
            <text:p>5.956.736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727195429476611" table:style-name="ce47">
            <text:p>86,7%</text:p>
          </table:table-cell>
          <table:table-cell office:value-type="percentage" office:value="0.76560016420582844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45" table:style-name="ce46">
            <text:p>297.245</text:p>
          </table:table-cell>
          <table:table-cell office:value-type="percentage" office:value="1" table:style-name="ce47">
            <text:p>100,0%</text:p>
          </table:table-cell>
          <table:table-cell office:value-type="float" office:value="434390" table:style-name="ce46">
            <text:p>434.390</text:p>
          </table:table-cell>
          <table:table-cell office:value-type="percentage" office:value="0.99207056104434732" table:style-name="ce47">
            <text:p>99,2%</text:p>
          </table:table-cell>
          <table:table-cell office:value-type="float" office:value="569957" table:style-name="ce46">
            <text:p>569.957</text:p>
          </table:table-cell>
          <table:table-cell office:value-type="percentage" office:value="0.98145259054152723" table:style-name="ce47">
            <text:p>98,1%</text:p>
          </table:table-cell>
          <table:table-cell office:value-type="float" office:value="714617" table:style-name="ce46">
            <text:p>714.617</text:p>
          </table:table-cell>
          <table:table-cell office:value-type="percentage" office:value="0.9498666815536716" table:style-name="ce47">
            <text:p>95,0%</text:p>
          </table:table-cell>
          <table:table-cell office:value-type="float" office:value="752133" table:style-name="ce46">
            <text:p>752.133</text:p>
          </table:table-cell>
          <table:table-cell office:value-type="percentage" office:value="0.8832123045416328" table:style-name="ce47">
            <text:p>88,3%</text:p>
          </table:table-cell>
          <table:table-cell office:value-type="float" office:value="508401" table:style-name="ce46">
            <text:p>508.401</text:p>
          </table:table-cell>
          <table:table-cell office:value-type="percentage" office:value="0.78365155627898808" table:style-name="ce47">
            <text:p>78,4%</text:p>
          </table:table-cell>
          <table:table-cell office:value-type="float" office:value="423652" table:style-name="ce46">
            <text:p>423.652</text:p>
          </table:table-cell>
          <table:table-cell office:value-type="percentage" office:value="0.82083057237961277" table:style-name="ce47">
            <text:p>82,1%</text:p>
          </table:table-cell>
          <table:table-cell office:value-type="float" office:value="369157" table:style-name="ce46">
            <text:p>369.157</text:p>
          </table:table-cell>
          <table:table-cell office:value-type="percentage" office:value="0.86956429565803206" table:style-name="ce47">
            <text:p>87,0%</text:p>
          </table:table-cell>
          <table:table-cell office:value-type="float" office:value="4069552" table:style-name="ce46">
            <text:p>4.069.55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667019571750573" table:style-name="ce47">
            <text:p>90,7%</text:p>
          </table:table-cell>
          <table:table-cell office:value-type="percentage" office:value="0.80468023489758378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63" table:style-name="ce46">
            <text:p>78.263</text:p>
          </table:table-cell>
          <table:table-cell office:value-type="percentage" office:value="1" table:style-name="ce47">
            <text:p>100,0%</text:p>
          </table:table-cell>
          <table:table-cell office:value-type="float" office:value="95924" table:style-name="ce46">
            <text:p>95.924</text:p>
          </table:table-cell>
          <table:table-cell office:value-type="percentage" office:value="1" table:style-name="ce47">
            <text:p>100,0%</text:p>
          </table:table-cell>
          <table:table-cell office:value-type="float" office:value="132854" table:style-name="ce46">
            <text:p>132.854</text:p>
          </table:table-cell>
          <table:table-cell office:value-type="percentage" office:value="1" table:style-name="ce47">
            <text:p>100,0%</text:p>
          </table:table-cell>
          <table:table-cell office:value-type="float" office:value="161472" table:style-name="ce46">
            <text:p>161.472</text:p>
          </table:table-cell>
          <table:table-cell office:value-type="percentage" office:value="0.95423600605143721" table:style-name="ce47">
            <text:p>95,4%</text:p>
          </table:table-cell>
          <table:table-cell office:value-type="float" office:value="146190" table:style-name="ce46">
            <text:p>146.190</text:p>
          </table:table-cell>
          <table:table-cell office:value-type="percentage" office:value="0.91658620386973799" table:style-name="ce47">
            <text:p>91,7%</text:p>
          </table:table-cell>
          <table:table-cell office:value-type="float" office:value="112979" table:style-name="ce46">
            <text:p>112.979</text:p>
          </table:table-cell>
          <table:table-cell office:value-type="percentage" office:value="0.8464177885659917" table:style-name="ce47">
            <text:p>84,6%</text:p>
          </table:table-cell>
          <table:table-cell office:value-type="float" office:value="93073" table:style-name="ce46">
            <text:p>93.073</text:p>
          </table:table-cell>
          <table:table-cell office:value-type="percentage" office:value="0.82132897987998588" table:style-name="ce47">
            <text:p>82,1%</text:p>
          </table:table-cell>
          <table:table-cell office:value-type="float" office:value="76197" table:style-name="ce46">
            <text:p>76.197</text:p>
          </table:table-cell>
          <table:table-cell office:value-type="percentage" office:value="0.89907964601769907" table:style-name="ce47">
            <text:p>89,9%</text:p>
          </table:table-cell>
          <table:table-cell office:value-type="float" office:value="896952" table:style-name="ce46">
            <text:p>896.952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075644221904542" table:style-name="ce47">
            <text:p>94,1%</text:p>
          </table:table-cell>
          <table:table-cell office:value-type="percentage" office:value="0.84301029993787513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283" table:style-name="ce46">
            <text:p>242.283</text:p>
          </table:table-cell>
          <table:table-cell office:value-type="percentage" office:value="1" table:style-name="ce47">
            <text:p>100,0%</text:p>
          </table:table-cell>
          <table:table-cell office:value-type="float" office:value="291298" table:style-name="ce46">
            <text:p>291.298</text:p>
          </table:table-cell>
          <table:table-cell office:value-type="percentage" office:value="1" table:style-name="ce47">
            <text:p>100,0%</text:p>
          </table:table-cell>
          <table:table-cell office:value-type="float" office:value="345904" table:style-name="ce46">
            <text:p>345.904</text:p>
          </table:table-cell>
          <table:table-cell office:value-type="percentage" office:value="0.99705125285722929" table:style-name="ce47">
            <text:p>99,7%</text:p>
          </table:table-cell>
          <table:table-cell office:value-type="float" office:value="390725" table:style-name="ce46">
            <text:p>390.725</text:p>
          </table:table-cell>
          <table:table-cell office:value-type="percentage" office:value="0.9626400321270101" table:style-name="ce47">
            <text:p>96,3%</text:p>
          </table:table-cell>
          <table:table-cell office:value-type="float" office:value="407661" table:style-name="ce46">
            <text:p>407.661</text:p>
          </table:table-cell>
          <table:table-cell office:value-type="percentage" office:value="0.91976914451255698" table:style-name="ce47">
            <text:p>92,0%</text:p>
          </table:table-cell>
          <table:table-cell office:value-type="float" office:value="263143" table:style-name="ce46">
            <text:p>263.143</text:p>
          </table:table-cell>
          <table:table-cell office:value-type="percentage" office:value="0.81365643397813292" table:style-name="ce47">
            <text:p>81,4%</text:p>
          </table:table-cell>
          <table:table-cell office:value-type="float" office:value="198327" table:style-name="ce46">
            <text:p>198.327</text:p>
          </table:table-cell>
          <table:table-cell office:value-type="percentage" office:value="0.85862906472826772" table:style-name="ce47">
            <text:p>85,9%</text:p>
          </table:table-cell>
          <table:table-cell office:value-type="float" office:value="167787" table:style-name="ce46">
            <text:p>167.787</text:p>
          </table:table-cell>
          <table:table-cell office:value-type="percentage" office:value="0.93211375113190043" table:style-name="ce47">
            <text:p>93,2%</text:p>
          </table:table-cell>
          <table:table-cell office:value-type="float" office:value="2307128" table:style-name="ce46">
            <text:p>2.307.128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995959253566008" table:style-name="ce47">
            <text:p>94,0%</text:p>
          </table:table-cell>
          <table:table-cell office:value-type="percentage" office:value="0.85391656509929048" table:style-name="ce47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3" table:style-name="ce46">
            <text:p>23.363</text:p>
          </table:table-cell>
          <table:table-cell office:value-type="percentage" office:value="1" table:style-name="ce47">
            <text:p>100,0%</text:p>
          </table:table-cell>
          <table:table-cell office:value-type="float" office:value="28662" table:style-name="ce46">
            <text:p>28.662</text:p>
          </table:table-cell>
          <table:table-cell office:value-type="percentage" office:value="1" table:style-name="ce47">
            <text:p>100,0%</text:p>
          </table:table-cell>
          <table:table-cell office:value-type="float" office:value="38042" table:style-name="ce46">
            <text:p>38.042</text:p>
          </table:table-cell>
          <table:table-cell office:value-type="percentage" office:value="1" table:style-name="ce47">
            <text:p>100,0%</text:p>
          </table:table-cell>
          <table:table-cell office:value-type="float" office:value="45385" table:style-name="ce46">
            <text:p>45.385</text:p>
          </table:table-cell>
          <table:table-cell office:value-type="percentage" office:value="0.95218613628734472" table:style-name="ce47">
            <text:p>95,2%</text:p>
          </table:table-cell>
          <table:table-cell office:value-type="float" office:value="47506" table:style-name="ce46">
            <text:p>47.506</text:p>
          </table:table-cell>
          <table:table-cell office:value-type="percentage" office:value="0.8972368595010104" table:style-name="ce47">
            <text:p>89,7%</text:p>
          </table:table-cell>
          <table:table-cell office:value-type="float" office:value="31066" table:style-name="ce46">
            <text:p>31.066</text:p>
          </table:table-cell>
          <table:table-cell office:value-type="percentage" office:value="0.79010147765711236" table:style-name="ce47">
            <text:p>79,0%</text:p>
          </table:table-cell>
          <table:table-cell office:value-type="float" office:value="24002" table:style-name="ce46">
            <text:p>24.002</text:p>
          </table:table-cell>
          <table:table-cell office:value-type="percentage" office:value="0.78803598397793684" table:style-name="ce47">
            <text:p>78,8%</text:p>
          </table:table-cell>
          <table:table-cell office:value-type="float" office:value="21793" table:style-name="ce46">
            <text:p>21.793</text:p>
          </table:table-cell>
          <table:table-cell office:value-type="percentage" office:value="0.85355632147892835" table:style-name="ce47">
            <text:p>85,4%</text:p>
          </table:table-cell>
          <table:table-cell office:value-type="float" office:value="259819" table:style-name="ce46">
            <text:p>259.81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495228369193926" table:style-name="ce47">
            <text:p>91,5%</text:p>
          </table:table-cell>
          <table:table-cell office:value-type="percentage" office:value="0.81215264102227469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812" table:style-name="ce46">
            <text:p>373.812</text:p>
          </table:table-cell>
          <table:table-cell office:value-type="percentage" office:value="1" table:style-name="ce47">
            <text:p>100,0%</text:p>
          </table:table-cell>
          <table:table-cell office:value-type="float" office:value="510833" table:style-name="ce46">
            <text:p>510.833</text:p>
          </table:table-cell>
          <table:table-cell office:value-type="percentage" office:value="0.97101587017968716" table:style-name="ce47">
            <text:p>97,1%</text:p>
          </table:table-cell>
          <table:table-cell office:value-type="float" office:value="688283" table:style-name="ce46">
            <text:p>688.283</text:p>
          </table:table-cell>
          <table:table-cell office:value-type="percentage" office:value="0.97861579956861922" table:style-name="ce47">
            <text:p>97,9%</text:p>
          </table:table-cell>
          <table:table-cell office:value-type="float" office:value="939173" table:style-name="ce46">
            <text:p>939.173</text:p>
          </table:table-cell>
          <table:table-cell office:value-type="percentage" office:value="0.96544964293167135" table:style-name="ce47">
            <text:p>96,5%</text:p>
          </table:table-cell>
          <table:table-cell office:value-type="float" office:value="1028002" table:style-name="ce46">
            <text:p>1.028.002</text:p>
          </table:table-cell>
          <table:table-cell office:value-type="percentage" office:value="0.88167029883247527" table:style-name="ce47">
            <text:p>88,2%</text:p>
          </table:table-cell>
          <table:table-cell office:value-type="float" office:value="741282" table:style-name="ce46">
            <text:p>741.282</text:p>
          </table:table-cell>
          <table:table-cell office:value-type="percentage" office:value="0.780592645634135" table:style-name="ce47">
            <text:p>78,1%</text:p>
          </table:table-cell>
          <table:table-cell office:value-type="float" office:value="592672" table:style-name="ce46">
            <text:p>592.672</text:p>
          </table:table-cell>
          <table:table-cell office:value-type="percentage" office:value="0.79823832452271115" table:style-name="ce47">
            <text:p>79,8%</text:p>
          </table:table-cell>
          <table:table-cell office:value-type="float" office:value="448945" table:style-name="ce46">
            <text:p>448.945</text:p>
          </table:table-cell>
          <table:table-cell office:value-type="percentage" office:value="0.81104053531620002" table:style-name="ce47">
            <text:p>81,1%</text:p>
          </table:table-cell>
          <table:table-cell office:value-type="float" office:value="5323002" table:style-name="ce46">
            <text:p>5.323.002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044130107092134" table:style-name="ce47">
            <text:p>89,0%</text:p>
          </table:table-cell>
          <table:table-cell office:value-type="percentage" office:value="0.78511650929926868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64" table:style-name="ce46">
            <text:p>73.964</text:p>
          </table:table-cell>
          <table:table-cell office:value-type="percentage" office:value="1" table:style-name="ce47">
            <text:p>100,0%</text:p>
          </table:table-cell>
          <table:table-cell office:value-type="float" office:value="103283" table:style-name="ce46">
            <text:p>103.283</text:p>
          </table:table-cell>
          <table:table-cell office:value-type="percentage" office:value="1" table:style-name="ce47">
            <text:p>100,0%</text:p>
          </table:table-cell>
          <table:table-cell office:value-type="float" office:value="148212" table:style-name="ce46">
            <text:p>148.212</text:p>
          </table:table-cell>
          <table:table-cell office:value-type="percentage" office:value="1" table:style-name="ce47">
            <text:p>100,0%</text:p>
          </table:table-cell>
          <table:table-cell office:value-type="float" office:value="207280" table:style-name="ce46">
            <text:p>207.280</text:p>
          </table:table-cell>
          <table:table-cell office:value-type="percentage" office:value="0.97197734178639761" table:style-name="ce47">
            <text:p>97,2%</text:p>
          </table:table-cell>
          <table:table-cell office:value-type="float" office:value="231228" table:style-name="ce46">
            <text:p>231.228</text:p>
          </table:table-cell>
          <table:table-cell office:value-type="percentage" office:value="0.90978410982188174" table:style-name="ce47">
            <text:p>91,0%</text:p>
          </table:table-cell>
          <table:table-cell office:value-type="float" office:value="166374" table:style-name="ce46">
            <text:p>166.374</text:p>
          </table:table-cell>
          <table:table-cell office:value-type="percentage" office:value="0.79603642052984891" table:style-name="ce47">
            <text:p>79,6%</text:p>
          </table:table-cell>
          <table:table-cell office:value-type="float" office:value="139706" table:style-name="ce46">
            <text:p>139.706</text:p>
          </table:table-cell>
          <table:table-cell office:value-type="percentage" office:value="0.8110747294598486" table:style-name="ce47">
            <text:p>81,1%</text:p>
          </table:table-cell>
          <table:table-cell office:value-type="float" office:value="118285" table:style-name="ce46">
            <text:p>118.285</text:p>
          </table:table-cell>
          <table:table-cell office:value-type="percentage" office:value="0.83361523390700099" table:style-name="ce47">
            <text:p>83,4%</text:p>
          </table:table-cell>
          <table:table-cell office:value-type="float" office:value="1188332" table:style-name="ce46">
            <text:p>1.188.332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702880691103294" table:style-name="ce47">
            <text:p>90,7%</text:p>
          </table:table-cell>
          <table:table-cell office:value-type="percentage" office:value="0.78632338373969646" table:style-name="ce47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09" table:style-name="ce46">
            <text:p>42.509</text:p>
          </table:table-cell>
          <table:table-cell office:value-type="percentage" office:value="1" table:style-name="ce47">
            <text:p>100,0%</text:p>
          </table:table-cell>
          <table:table-cell office:value-type="float" office:value="55893" table:style-name="ce46">
            <text:p>55.893</text:p>
          </table:table-cell>
          <table:table-cell office:value-type="percentage" office:value="1" table:style-name="ce47">
            <text:p>100,0%</text:p>
          </table:table-cell>
          <table:table-cell office:value-type="float" office:value="72277" table:style-name="ce46">
            <text:p>72.277</text:p>
          </table:table-cell>
          <table:table-cell office:value-type="percentage" office:value="0.97877958940469101" table:style-name="ce47">
            <text:p>97,9%</text:p>
          </table:table-cell>
          <table:table-cell office:value-type="float" office:value="91860" table:style-name="ce46">
            <text:p>91.860</text:p>
          </table:table-cell>
          <table:table-cell office:value-type="percentage" office:value="0.95000723933232667" table:style-name="ce47">
            <text:p>95,0%</text:p>
          </table:table-cell>
          <table:table-cell office:value-type="float" office:value="95234" table:style-name="ce46">
            <text:p>95.234</text:p>
          </table:table-cell>
          <table:table-cell office:value-type="percentage" office:value="0.88177996703764749" table:style-name="ce47">
            <text:p>88,2%</text:p>
          </table:table-cell>
          <table:table-cell office:value-type="float" office:value="63882" table:style-name="ce46">
            <text:p>63.882</text:p>
          </table:table-cell>
          <table:table-cell office:value-type="percentage" office:value="0.78536039635608124" table:style-name="ce47">
            <text:p>78,5%</text:p>
          </table:table-cell>
          <table:table-cell office:value-type="float" office:value="56740" table:style-name="ce46">
            <text:p>56.740</text:p>
          </table:table-cell>
          <table:table-cell office:value-type="percentage" office:value="0.83285628311829374" table:style-name="ce47">
            <text:p>83,3%</text:p>
          </table:table-cell>
          <table:table-cell office:value-type="float" office:value="48619" table:style-name="ce46">
            <text:p>48.619</text:p>
          </table:table-cell>
          <table:table-cell office:value-type="percentage" office:value="0.86222245867915159" table:style-name="ce47">
            <text:p>86,2%</text:p>
          </table:table-cell>
          <table:table-cell office:value-type="float" office:value="527014" table:style-name="ce46">
            <text:p>527.01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652855231064033" table:style-name="ce47">
            <text:p>90,7%</text:p>
          </table:table-cell>
          <table:table-cell office:value-type="percentage" office:value="0.79706048273056296" table:style-name="ce47">
            <text:p>79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74" table:style-name="ce46">
            <text:p>164.174</text:p>
          </table:table-cell>
          <table:table-cell office:value-type="percentage" office:value="1" table:style-name="ce47">
            <text:p>100,0%</text:p>
          </table:table-cell>
          <table:table-cell office:value-type="float" office:value="213735" table:style-name="ce46">
            <text:p>213.735</text:p>
          </table:table-cell>
          <table:table-cell office:value-type="percentage" office:value="1" table:style-name="ce47">
            <text:p>100,0%</text:p>
          </table:table-cell>
          <table:table-cell office:value-type="float" office:value="278469" table:style-name="ce46">
            <text:p>278.469</text:p>
          </table:table-cell>
          <table:table-cell office:value-type="percentage" office:value="0.99410964625748344" table:style-name="ce47">
            <text:p>99,4%</text:p>
          </table:table-cell>
          <table:table-cell office:value-type="float" office:value="323659" table:style-name="ce46">
            <text:p>323.659</text:p>
          </table:table-cell>
          <table:table-cell office:value-type="percentage" office:value="0.95200263547239961" table:style-name="ce47">
            <text:p>95,2%</text:p>
          </table:table-cell>
          <table:table-cell office:value-type="float" office:value="320050" table:style-name="ce46">
            <text:p>320.050</text:p>
          </table:table-cell>
          <table:table-cell office:value-type="percentage" office:value="0.88379131424090041" table:style-name="ce47">
            <text:p>88,4%</text:p>
          </table:table-cell>
          <table:table-cell office:value-type="float" office:value="202038" table:style-name="ce46">
            <text:p>202.038</text:p>
          </table:table-cell>
          <table:table-cell office:value-type="percentage" office:value="0.77544973382512672" table:style-name="ce47">
            <text:p>77,5%</text:p>
          </table:table-cell>
          <table:table-cell office:value-type="float" office:value="162406" table:style-name="ce46">
            <text:p>162.406</text:p>
          </table:table-cell>
          <table:table-cell office:value-type="percentage" office:value="0.80584913711830264" table:style-name="ce47">
            <text:p>80,6%</text:p>
          </table:table-cell>
          <table:table-cell office:value-type="float" office:value="144851" table:style-name="ce46">
            <text:p>144.851</text:p>
          </table:table-cell>
          <table:table-cell office:value-type="percentage" office:value="0.85910940298684502" table:style-name="ce47">
            <text:p>85,9%</text:p>
          </table:table-cell>
          <table:table-cell office:value-type="float" office:value="1809382" table:style-name="ce46">
            <text:p>1.809.38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201309715047252" table:style-name="ce47">
            <text:p>91,2%</text:p>
          </table:table-cell>
          <table:table-cell office:value-type="percentage" office:value="0.81485194352273183" table:style-name="ce47">
            <text:p>81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1" table:style-name="ce46">
            <text:p>2.401</text:p>
          </table:table-cell>
          <table:table-cell office:value-type="percentage" office:value="0.9216890595009597" table:style-name="ce47">
            <text:p>92,2%</text:p>
          </table:table-cell>
          <table:table-cell office:value-type="float" office:value="3890" table:style-name="ce46">
            <text:p>3.890</text:p>
          </table:table-cell>
          <table:table-cell office:value-type="percentage" office:value="0.90088003705419173" table:style-name="ce47">
            <text:p>90,1%</text:p>
          </table:table-cell>
          <table:table-cell office:value-type="float" office:value="7661" table:style-name="ce46">
            <text:p>7.661</text:p>
          </table:table-cell>
          <table:table-cell office:value-type="percentage" office:value="0.97505409189257986" table:style-name="ce47">
            <text:p>97,5%</text:p>
          </table:table-cell>
          <table:table-cell office:value-type="float" office:value="10583" table:style-name="ce46">
            <text:p>10.583</text:p>
          </table:table-cell>
          <table:table-cell office:value-type="percentage" office:value="0.91580131533402565" table:style-name="ce47">
            <text:p>91,6%</text:p>
          </table:table-cell>
          <table:table-cell office:value-type="float" office:value="11134" table:style-name="ce46">
            <text:p>11.134</text:p>
          </table:table-cell>
          <table:table-cell office:value-type="percentage" office:value="0.8807150767283658" table:style-name="ce47">
            <text:p>88,1%</text:p>
          </table:table-cell>
          <table:table-cell office:value-type="float" office:value="9221" table:style-name="ce46">
            <text:p>9.221</text:p>
          </table:table-cell>
          <table:table-cell office:value-type="percentage" office:value="0.77526483941483104" table:style-name="ce47">
            <text:p>77,5%</text:p>
          </table:table-cell>
          <table:table-cell office:value-type="float" office:value="9159" table:style-name="ce46">
            <text:p>9.159</text:p>
          </table:table-cell>
          <table:table-cell office:value-type="percentage" office:value="0.83514178900337377" table:style-name="ce47">
            <text:p>83,5%</text:p>
          </table:table-cell>
          <table:table-cell office:value-type="float" office:value="8346" table:style-name="ce46">
            <text:p>8.346</text:p>
          </table:table-cell>
          <table:table-cell office:value-type="percentage" office:value="0.9145299145299145" table:style-name="ce47">
            <text:p>91,5%</text:p>
          </table:table-cell>
          <table:table-cell office:value-type="float" office:value="62395" table:style-name="ce46">
            <text:p>62.395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7923624321848803" table:style-name="ce47">
            <text:p>87,9%</text:p>
          </table:table-cell>
          <table:table-cell office:value-type="percentage" office:value="0.74101565283484949" table:style-name="ce47">
            <text:p>74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2" table:style-name="ce46">
            <text:p>2.012</text:p>
          </table:table-cell>
          <table:table-cell office:value-type="percentage" office:value="0.85653469561515538" table:style-name="ce47">
            <text:p>85,7%</text:p>
          </table:table-cell>
          <table:table-cell office:value-type="float" office:value="3315" table:style-name="ce46">
            <text:p>3.315</text:p>
          </table:table-cell>
          <table:table-cell office:value-type="percentage" office:value="0.88447171824973314" table:style-name="ce47">
            <text:p>88,4%</text:p>
          </table:table-cell>
          <table:table-cell office:value-type="float" office:value="7169" table:style-name="ce46">
            <text:p>7.169</text:p>
          </table:table-cell>
          <table:table-cell office:value-type="percentage" office:value="0.91593203015203783" table:style-name="ce47">
            <text:p>91,6%</text:p>
          </table:table-cell>
          <table:table-cell office:value-type="float" office:value="9686" table:style-name="ce46">
            <text:p>9.686</text:p>
          </table:table-cell>
          <table:table-cell office:value-type="percentage" office:value="0.8572440038941499" table:style-name="ce47">
            <text:p>85,7%</text:p>
          </table:table-cell>
          <table:table-cell office:value-type="float" office:value="10057" table:style-name="ce46">
            <text:p>10.057</text:p>
          </table:table-cell>
          <table:table-cell office:value-type="percentage" office:value="0.837943676053991" table:style-name="ce47">
            <text:p>83,8%</text:p>
          </table:table-cell>
          <table:table-cell office:value-type="float" office:value="8604" table:style-name="ce46">
            <text:p>8.604</text:p>
          </table:table-cell>
          <table:table-cell office:value-type="percentage" office:value="0.70914036099892852" table:style-name="ce47">
            <text:p>70,9%</text:p>
          </table:table-cell>
          <table:table-cell office:value-type="float" office:value="8678" table:style-name="ce46">
            <text:p>8.678</text:p>
          </table:table-cell>
          <table:table-cell office:value-type="percentage" office:value="0.72346811171321379" table:style-name="ce47">
            <text:p>72,3%</text:p>
          </table:table-cell>
          <table:table-cell office:value-type="float" office:value="7681" table:style-name="ce46">
            <text:p>7.681</text:p>
          </table:table-cell>
          <table:table-cell office:value-type="percentage" office:value="0.80227700020889914" table:style-name="ce47">
            <text:p>80,2%</text:p>
          </table:table-cell>
          <table:table-cell office:value-type="float" office:value="57202" table:style-name="ce46">
            <text:p>57.202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0649118107349815" table:style-name="ce47">
            <text:p>80,6%</text:p>
          </table:table-cell>
          <table:table-cell office:value-type="percentage" office:value="0.65692039138224079" table:style-name="ce47">
            <text:p>65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7" table:style-name="ce46">
            <text:p>3.537</text:p>
          </table:table-cell>
          <table:table-cell office:value-type="string" table:style-name="ce47">
            <text:p>-</text:p>
          </table:table-cell>
          <table:table-cell office:value-type="float" office:value="9522" table:style-name="ce46">
            <text:p>9.522</text:p>
          </table:table-cell>
          <table:table-cell office:value-type="string" table:style-name="ce47">
            <text:p>-</text:p>
          </table:table-cell>
          <table:table-cell office:value-type="float" office:value="22106" table:style-name="ce46">
            <text:p>22.106</text:p>
          </table:table-cell>
          <table:table-cell office:value-type="string" table:style-name="ce47">
            <text:p>-</text:p>
          </table:table-cell>
          <table:table-cell office:value-type="float" office:value="31858" table:style-name="ce46">
            <text:p>31.858</text:p>
          </table:table-cell>
          <table:table-cell office:value-type="string" table:style-name="ce47">
            <text:p>-</text:p>
          </table:table-cell>
          <table:table-cell office:value-type="float" office:value="24581" table:style-name="ce46">
            <text:p>24.581</text:p>
          </table:table-cell>
          <table:table-cell office:value-type="string" table:style-name="ce47">
            <text:p>-</text:p>
          </table:table-cell>
          <table:table-cell office:value-type="float" office:value="1178" table:style-name="ce46">
            <text:p>1.178</text:p>
          </table:table-cell>
          <table:table-cell office:value-type="string" table:style-name="ce47">
            <text:p>-</text:p>
          </table:table-cell>
          <table:table-cell office:value-type="float" office:value="92832" table:style-name="ce46">
            <text:p>92.83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21" table:style-name="ce49">
            <text:p>221</text:p>
          </table:table-cell>
          <table:table-cell office:value-type="string" table:style-name="ce50">
            <text:p>-</text:p>
          </table:table-cell>
          <table:table-cell office:value-type="float" office:value="681" table:style-name="ce49">
            <text:p>681</text:p>
          </table:table-cell>
          <table:table-cell office:value-type="string" table:style-name="ce50">
            <text:p>-</text:p>
          </table:table-cell>
          <table:table-cell office:value-type="float" office:value="1305" table:style-name="ce49">
            <text:p>1.305</text:p>
          </table:table-cell>
          <table:table-cell office:value-type="string" table:style-name="ce50">
            <text:p>-</text:p>
          </table:table-cell>
          <table:table-cell office:value-type="float" office:value="1508" table:style-name="ce49">
            <text:p>1.508</text:p>
          </table:table-cell>
          <table:table-cell office:value-type="string" table:style-name="ce50">
            <text:p>-</text:p>
          </table:table-cell>
          <table:table-cell office:value-type="float" office:value="1264" table:style-name="ce49">
            <text:p>1.264</text:p>
          </table:table-cell>
          <table:table-cell office:value-type="string" table:style-name="ce50">
            <text:p>-</text:p>
          </table:table-cell>
          <table:table-cell office:value-type="float" office:value="171" table:style-name="ce49">
            <text:p>171</text:p>
          </table:table-cell>
          <table:table-cell office:value-type="string" table:style-name="ce50">
            <text:p>-</text:p>
          </table:table-cell>
          <table:table-cell office:value-type="float" office:value="5210" table:style-name="ce49">
            <text:p>5.21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7090" table:style-name="ce53">
            <text:p>2.937.090</text:p>
          </table:table-cell>
          <table:table-cell office:value-type="percentage" office:value="1" table:style-name="ce54">
            <text:p>100,0%</text:p>
          </table:table-cell>
          <table:table-cell office:value-type="float" office:value="3941981" table:style-name="ce53">
            <text:p>3.941.981</text:p>
          </table:table-cell>
          <table:table-cell office:value-type="percentage" office:value="0.99543843567434209" table:style-name="ce54">
            <text:p>99,5%</text:p>
          </table:table-cell>
          <table:table-cell office:value-type="float" office:value="5277074" table:style-name="ce53">
            <text:p>5.277.074</text:p>
          </table:table-cell>
          <table:table-cell office:value-type="percentage" office:value="0.98877418827780328" table:style-name="ce54">
            <text:p>98,9%</text:p>
          </table:table-cell>
          <table:table-cell office:value-type="float" office:value="6676738" table:style-name="ce53">
            <text:p>6.676.738</text:p>
          </table:table-cell>
          <table:table-cell office:value-type="percentage" office:value="0.94930293094030038" table:style-name="ce54">
            <text:p>94,9%</text:p>
          </table:table-cell>
          <table:table-cell office:value-type="float" office:value="6965461" table:style-name="ce53">
            <text:p>6.965.461</text:p>
          </table:table-cell>
          <table:table-cell office:value-type="percentage" office:value="0.88262710731490424" table:style-name="ce54">
            <text:p>88,3%</text:p>
          </table:table-cell>
          <table:table-cell office:value-type="float" office:value="4883266" table:style-name="ce53">
            <text:p>4.883.266</text:p>
          </table:table-cell>
          <table:table-cell office:value-type="percentage" office:value="0.78378011823633242" table:style-name="ce54">
            <text:p>78,4%</text:p>
          </table:table-cell>
          <table:table-cell office:value-type="float" office:value="3968993" table:style-name="ce53">
            <text:p>3.968.993</text:p>
          </table:table-cell>
          <table:table-cell office:value-type="percentage" office:value="0.80268593871343519" table:style-name="ce54">
            <text:p>80,3%</text:p>
          </table:table-cell>
          <table:table-cell office:value-type="float" office:value="3303424" table:style-name="ce53">
            <text:p>3.303.424</text:p>
          </table:table-cell>
          <table:table-cell office:value-type="percentage" office:value="0.84949620514487412" table:style-name="ce54">
            <text:p>84,9%</text:p>
          </table:table-cell>
          <table:table-cell office:value-type="float" office:value="37954027" table:style-name="ce53">
            <text:p>37.954.027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109645986912534" table:style-name="ce54">
            <text:p>90,1%</text:p>
          </table:table-cell>
          <table:table-cell office:value-type="percentage" office:value="0.7998607188773128" table:style-name="ce54">
            <text:p>80,0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386" table:style-name="ce43">
            <text:p>428.386</text:p>
          </table:table-cell>
          <table:table-cell office:value-type="percentage" office:value="1" table:style-name="ce44">
            <text:p>100,0%</text:p>
          </table:table-cell>
          <table:table-cell office:value-type="float" office:value="649075" table:style-name="ce43">
            <text:p>649.075</text:p>
          </table:table-cell>
          <table:table-cell office:value-type="percentage" office:value="0.99799194625919274" table:style-name="ce44">
            <text:p>99,8%</text:p>
          </table:table-cell>
          <table:table-cell office:value-type="float" office:value="920631" table:style-name="ce43">
            <text:p>920.631</text:p>
          </table:table-cell>
          <table:table-cell office:value-type="percentage" office:value="1.0048944110497551" table:style-name="ce44">
            <text:p>100,5%</text:p>
          </table:table-cell>
          <table:table-cell office:value-type="float" office:value="1205029" table:style-name="ce43">
            <text:p>1.205.029</text:p>
          </table:table-cell>
          <table:table-cell office:value-type="percentage" office:value="0.95257628134236505" table:style-name="ce44">
            <text:p>95,3%</text:p>
          </table:table-cell>
          <table:table-cell office:value-type="float" office:value="1235043" table:style-name="ce43">
            <text:p>1.235.043</text:p>
          </table:table-cell>
          <table:table-cell office:value-type="percentage" office:value="0.89165440534136542" table:style-name="ce44">
            <text:p>89,2%</text:p>
          </table:table-cell>
          <table:table-cell office:value-type="float" office:value="903942" table:style-name="ce43">
            <text:p>903.942</text:p>
          </table:table-cell>
          <table:table-cell office:value-type="percentage" office:value="0.79278067245094574" table:style-name="ce44">
            <text:p>79,3%</text:p>
          </table:table-cell>
          <table:table-cell office:value-type="float" office:value="737645" table:style-name="ce43">
            <text:p>737.645</text:p>
          </table:table-cell>
          <table:table-cell office:value-type="percentage" office:value="0.79430089418007654" table:style-name="ce44">
            <text:p>79,4%</text:p>
          </table:table-cell>
          <table:table-cell office:value-type="float" office:value="645707" table:style-name="ce43">
            <text:p>645.707</text:p>
          </table:table-cell>
          <table:table-cell office:value-type="percentage" office:value="0.85761853721641579" table:style-name="ce44">
            <text:p>85,8%</text:p>
          </table:table-cell>
          <table:table-cell office:value-type="float" office:value="6725458" table:style-name="ce43">
            <text:p>6.725.458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250678511401339" table:style-name="ce44">
            <text:p>90,3%</text:p>
          </table:table-cell>
          <table:table-cell office:value-type="percentage" office:value="0.79455711685077679" table:style-name="ce44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06" table:style-name="ce46">
            <text:p>99.906</text:p>
          </table:table-cell>
          <table:table-cell office:value-type="percentage" office:value="1" table:style-name="ce47">
            <text:p>100,0%</text:p>
          </table:table-cell>
          <table:table-cell office:value-type="float" office:value="118505" table:style-name="ce46">
            <text:p>118.505</text:p>
          </table:table-cell>
          <table:table-cell office:value-type="percentage" office:value="0.99621705687024509" table:style-name="ce47">
            <text:p>99,6%</text:p>
          </table:table-cell>
          <table:table-cell office:value-type="float" office:value="152470" table:style-name="ce46">
            <text:p>152.470</text:p>
          </table:table-cell>
          <table:table-cell office:value-type="percentage" office:value="0.97507786169716115" table:style-name="ce47">
            <text:p>97,5%</text:p>
          </table:table-cell>
          <table:table-cell office:value-type="float" office:value="183877" table:style-name="ce46">
            <text:p>183.877</text:p>
          </table:table-cell>
          <table:table-cell office:value-type="percentage" office:value="0.92742578152582889" table:style-name="ce47">
            <text:p>92,7%</text:p>
          </table:table-cell>
          <table:table-cell office:value-type="float" office:value="185001" table:style-name="ce46">
            <text:p>185.001</text:p>
          </table:table-cell>
          <table:table-cell office:value-type="percentage" office:value="0.86069795248042502" table:style-name="ce47">
            <text:p>86,1%</text:p>
          </table:table-cell>
          <table:table-cell office:value-type="float" office:value="121747" table:style-name="ce46">
            <text:p>121.747</text:p>
          </table:table-cell>
          <table:table-cell office:value-type="percentage" office:value="0.74106740683929251" table:style-name="ce47">
            <text:p>74,1%</text:p>
          </table:table-cell>
          <table:table-cell office:value-type="float" office:value="99722" table:style-name="ce46">
            <text:p>99.722</text:p>
          </table:table-cell>
          <table:table-cell office:value-type="percentage" office:value="0.76473339928374784" table:style-name="ce47">
            <text:p>76,5%</text:p>
          </table:table-cell>
          <table:table-cell office:value-type="float" office:value="84800" table:style-name="ce46">
            <text:p>84.800</text:p>
          </table:table-cell>
          <table:table-cell office:value-type="percentage" office:value="0.82243063166163966" table:style-name="ce47">
            <text:p>82,2%</text:p>
          </table:table-cell>
          <table:table-cell office:value-type="float" office:value="1046028" table:style-name="ce46">
            <text:p>1.046.028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262424333450906" table:style-name="ce47">
            <text:p>88,3%</text:p>
          </table:table-cell>
          <table:table-cell office:value-type="percentage" office:value="0.78684751137927067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63" table:style-name="ce46">
            <text:p>88.163</text:p>
          </table:table-cell>
          <table:table-cell office:value-type="percentage" office:value="1" table:style-name="ce47">
            <text:p>100,0%</text:p>
          </table:table-cell>
          <table:table-cell office:value-type="float" office:value="113918" table:style-name="ce46">
            <text:p>113.918</text:p>
          </table:table-cell>
          <table:table-cell office:value-type="percentage" office:value="1" table:style-name="ce47">
            <text:p>100,0%</text:p>
          </table:table-cell>
          <table:table-cell office:value-type="float" office:value="147279" table:style-name="ce46">
            <text:p>147.279</text:p>
          </table:table-cell>
          <table:table-cell office:value-type="percentage" office:value="0.98414321225242563" table:style-name="ce47">
            <text:p>98,4%</text:p>
          </table:table-cell>
          <table:table-cell office:value-type="float" office:value="152294" table:style-name="ce46">
            <text:p>152.294</text:p>
          </table:table-cell>
          <table:table-cell office:value-type="percentage" office:value="0.93635832641642847" table:style-name="ce47">
            <text:p>93,6%</text:p>
          </table:table-cell>
          <table:table-cell office:value-type="float" office:value="149525" table:style-name="ce46">
            <text:p>149.525</text:p>
          </table:table-cell>
          <table:table-cell office:value-type="percentage" office:value="0.89539681304006757" table:style-name="ce47">
            <text:p>89,5%</text:p>
          </table:table-cell>
          <table:table-cell office:value-type="float" office:value="89052" table:style-name="ce46">
            <text:p>89.052</text:p>
          </table:table-cell>
          <table:table-cell office:value-type="percentage" office:value="0.77807970223064893" table:style-name="ce47">
            <text:p>77,8%</text:p>
          </table:table-cell>
          <table:table-cell office:value-type="float" office:value="64586" table:style-name="ce46">
            <text:p>64.586</text:p>
          </table:table-cell>
          <table:table-cell office:value-type="percentage" office:value="0.81639721404103094" table:style-name="ce47">
            <text:p>81,6%</text:p>
          </table:table-cell>
          <table:table-cell office:value-type="float" office:value="59160" table:style-name="ce46">
            <text:p>59.160</text:p>
          </table:table-cell>
          <table:table-cell office:value-type="percentage" office:value="0.92437499999999995" table:style-name="ce47">
            <text:p>92,4%</text:p>
          </table:table-cell>
          <table:table-cell office:value-type="float" office:value="863977" table:style-name="ce46">
            <text:p>863.977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510121240739374" table:style-name="ce47">
            <text:p>92,5%</text:p>
          </table:table-cell>
          <table:table-cell office:value-type="percentage" office:value="0.84804727989446238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56" table:style-name="ce46">
            <text:p>50.856</text:p>
          </table:table-cell>
          <table:table-cell office:value-type="percentage" office:value="1" table:style-name="ce47">
            <text:p>100,0%</text:p>
          </table:table-cell>
          <table:table-cell office:value-type="float" office:value="78766" table:style-name="ce46">
            <text:p>78.766</text:p>
          </table:table-cell>
          <table:table-cell office:value-type="percentage" office:value="0.97826518952754737" table:style-name="ce47">
            <text:p>97,8%</text:p>
          </table:table-cell>
          <table:table-cell office:value-type="float" office:value="109246" table:style-name="ce46">
            <text:p>109.246</text:p>
          </table:table-cell>
          <table:table-cell office:value-type="percentage" office:value="0.9318866170210951" table:style-name="ce47">
            <text:p>93,2%</text:p>
          </table:table-cell>
          <table:table-cell office:value-type="float" office:value="148327" table:style-name="ce46">
            <text:p>148.327</text:p>
          </table:table-cell>
          <table:table-cell office:value-type="percentage" office:value="0.89463018028070473" table:style-name="ce47">
            <text:p>89,5%</text:p>
          </table:table-cell>
          <table:table-cell office:value-type="float" office:value="164541" table:style-name="ce46">
            <text:p>164.541</text:p>
          </table:table-cell>
          <table:table-cell office:value-type="percentage" office:value="0.79807636342471333" table:style-name="ce47">
            <text:p>79,8%</text:p>
          </table:table-cell>
          <table:table-cell office:value-type="float" office:value="121528" table:style-name="ce46">
            <text:p>121.528</text:p>
          </table:table-cell>
          <table:table-cell office:value-type="percentage" office:value="0.66705088727516237" table:style-name="ce47">
            <text:p>66,7%</text:p>
          </table:table-cell>
          <table:table-cell office:value-type="float" office:value="92478" table:style-name="ce46">
            <text:p>92.478</text:p>
          </table:table-cell>
          <table:table-cell office:value-type="percentage" office:value="0.6704122022299227" table:style-name="ce47">
            <text:p>67,0%</text:p>
          </table:table-cell>
          <table:table-cell office:value-type="float" office:value="71790" table:style-name="ce46">
            <text:p>71.790</text:p>
          </table:table-cell>
          <table:table-cell office:value-type="percentage" office:value="0.75188521156263088" table:style-name="ce47">
            <text:p>75,2%</text:p>
          </table:table-cell>
          <table:table-cell office:value-type="float" office:value="837532" table:style-name="ce46">
            <text:p>837.532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093136605959993" table:style-name="ce47">
            <text:p>80,9%</text:p>
          </table:table-cell>
          <table:table-cell office:value-type="percentage" office:value="0.71489650828010576" table:style-name="ce47">
            <text:p>7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924" table:style-name="ce46">
            <text:p>91.924</text:p>
          </table:table-cell>
          <table:table-cell office:value-type="percentage" office:value="1" table:style-name="ce47">
            <text:p>100,0%</text:p>
          </table:table-cell>
          <table:table-cell office:value-type="float" office:value="150202" table:style-name="ce46">
            <text:p>150.202</text:p>
          </table:table-cell>
          <table:table-cell office:value-type="percentage" office:value="0.97198620341549591" table:style-name="ce47">
            <text:p>97,2%</text:p>
          </table:table-cell>
          <table:table-cell office:value-type="float" office:value="220558" table:style-name="ce46">
            <text:p>220.558</text:p>
          </table:table-cell>
          <table:table-cell office:value-type="percentage" office:value="0.93817739438177394" table:style-name="ce47">
            <text:p>93,8%</text:p>
          </table:table-cell>
          <table:table-cell office:value-type="float" office:value="317921" table:style-name="ce46">
            <text:p>317.921</text:p>
          </table:table-cell>
          <table:table-cell office:value-type="percentage" office:value="0.9070188752453554" table:style-name="ce47">
            <text:p>90,7%</text:p>
          </table:table-cell>
          <table:table-cell office:value-type="float" office:value="313122" table:style-name="ce46">
            <text:p>313.122</text:p>
          </table:table-cell>
          <table:table-cell office:value-type="percentage" office:value="0.80717357008073742" table:style-name="ce47">
            <text:p>80,7%</text:p>
          </table:table-cell>
          <table:table-cell office:value-type="float" office:value="220992" table:style-name="ce46">
            <text:p>220.992</text:p>
          </table:table-cell>
          <table:table-cell office:value-type="percentage" office:value="0.71073604044588246" table:style-name="ce47">
            <text:p>71,1%</text:p>
          </table:table-cell>
          <table:table-cell office:value-type="float" office:value="176544" table:style-name="ce46">
            <text:p>176.544</text:p>
          </table:table-cell>
          <table:table-cell office:value-type="percentage" office:value="0.70127270127270125" table:style-name="ce47">
            <text:p>70,1%</text:p>
          </table:table-cell>
          <table:table-cell office:value-type="float" office:value="139308" table:style-name="ce46">
            <text:p>139.308</text:p>
          </table:table-cell>
          <table:table-cell office:value-type="percentage" office:value="0.77480714361196235" table:style-name="ce47">
            <text:p>77,5%</text:p>
          </table:table-cell>
          <table:table-cell office:value-type="float" office:value="1630571" table:style-name="ce46">
            <text:p>1.630.571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159558419277291" table:style-name="ce47">
            <text:p>83,2%</text:p>
          </table:table-cell>
          <table:table-cell office:value-type="percentage" office:value="0.7493598204372155" table:style-name="ce47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49" table:style-name="ce46">
            <text:p>41.849</text:p>
          </table:table-cell>
          <table:table-cell office:value-type="percentage" office:value="1" table:style-name="ce47">
            <text:p>100,0%</text:p>
          </table:table-cell>
          <table:table-cell office:value-type="float" office:value="55692" table:style-name="ce46">
            <text:p>55.692</text:p>
          </table:table-cell>
          <table:table-cell office:value-type="percentage" office:value="1" table:style-name="ce47">
            <text:p>100,0%</text:p>
          </table:table-cell>
          <table:table-cell office:value-type="float" office:value="76220" table:style-name="ce46">
            <text:p>76.220</text:p>
          </table:table-cell>
          <table:table-cell office:value-type="percentage" office:value="0.98545478052879953" table:style-name="ce47">
            <text:p>98,5%</text:p>
          </table:table-cell>
          <table:table-cell office:value-type="float" office:value="83667" table:style-name="ce46">
            <text:p>83.667</text:p>
          </table:table-cell>
          <table:table-cell office:value-type="percentage" office:value="0.93000533546752029" table:style-name="ce47">
            <text:p>93,0%</text:p>
          </table:table-cell>
          <table:table-cell office:value-type="float" office:value="86991" table:style-name="ce46">
            <text:p>86.991</text:p>
          </table:table-cell>
          <table:table-cell office:value-type="percentage" office:value="0.88976055805009768" table:style-name="ce47">
            <text:p>89,0%</text:p>
          </table:table-cell>
          <table:table-cell office:value-type="float" office:value="53459" table:style-name="ce46">
            <text:p>53.459</text:p>
          </table:table-cell>
          <table:table-cell office:value-type="percentage" office:value="0.75857420572417811" table:style-name="ce47">
            <text:p>75,9%</text:p>
          </table:table-cell>
          <table:table-cell office:value-type="float" office:value="39814" table:style-name="ce46">
            <text:p>39.814</text:p>
          </table:table-cell>
          <table:table-cell office:value-type="percentage" office:value="0.78831798831798827" table:style-name="ce47">
            <text:p>78,8%</text:p>
          </table:table-cell>
          <table:table-cell office:value-type="float" office:value="37815" table:style-name="ce46">
            <text:p>37.815</text:p>
          </table:table-cell>
          <table:table-cell office:value-type="percentage" office:value="0.86015513045060621" table:style-name="ce47">
            <text:p>86,0%</text:p>
          </table:table-cell>
          <table:table-cell office:value-type="float" office:value="475507" table:style-name="ce46">
            <text:p>475.507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72362232817619" table:style-name="ce47">
            <text:p>90,7%</text:p>
          </table:table-cell>
          <table:table-cell office:value-type="percentage" office:value="0.81575385354388796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52" table:style-name="ce46">
            <text:p>226.852</text:p>
          </table:table-cell>
          <table:table-cell office:value-type="percentage" office:value="1" table:style-name="ce47">
            <text:p>100,0%</text:p>
          </table:table-cell>
          <table:table-cell office:value-type="float" office:value="249053" table:style-name="ce46">
            <text:p>249.053</text:p>
          </table:table-cell>
          <table:table-cell office:value-type="percentage" office:value="1" table:style-name="ce47">
            <text:p>100,0%</text:p>
          </table:table-cell>
          <table:table-cell office:value-type="float" office:value="317701" table:style-name="ce46">
            <text:p>317.701</text:p>
          </table:table-cell>
          <table:table-cell office:value-type="percentage" office:value="0.99725653299850903" table:style-name="ce47">
            <text:p>99,7%</text:p>
          </table:table-cell>
          <table:table-cell office:value-type="float" office:value="348574" table:style-name="ce46">
            <text:p>348.574</text:p>
          </table:table-cell>
          <table:table-cell office:value-type="percentage" office:value="0.91447235521741987" table:style-name="ce47">
            <text:p>91,4%</text:p>
          </table:table-cell>
          <table:table-cell office:value-type="float" office:value="315193" table:style-name="ce46">
            <text:p>315.193</text:p>
          </table:table-cell>
          <table:table-cell office:value-type="percentage" office:value="0.8675713243693316" table:style-name="ce47">
            <text:p>86,8%</text:p>
          </table:table-cell>
          <table:table-cell office:value-type="float" office:value="205351" table:style-name="ce46">
            <text:p>205.351</text:p>
          </table:table-cell>
          <table:table-cell office:value-type="percentage" office:value="0.76685599907387703" table:style-name="ce47">
            <text:p>76,7%</text:p>
          </table:table-cell>
          <table:table-cell office:value-type="float" office:value="164582" table:style-name="ce46">
            <text:p>164.582</text:p>
          </table:table-cell>
          <table:table-cell office:value-type="percentage" office:value="0.77998729893936669" table:style-name="ce47">
            <text:p>78,0%</text:p>
          </table:table-cell>
          <table:table-cell office:value-type="float" office:value="132489" table:style-name="ce46">
            <text:p>132.489</text:p>
          </table:table-cell>
          <table:table-cell office:value-type="percentage" office:value="0.80130275429110576" table:style-name="ce47">
            <text:p>80,1%</text:p>
          </table:table-cell>
          <table:table-cell office:value-type="float" office:value="1959795" table:style-name="ce46">
            <text:p>1.959.79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053638065059527" table:style-name="ce47">
            <text:p>90,1%</text:p>
          </table:table-cell>
          <table:table-cell office:value-type="percentage" office:value="0.81831402995843694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197" table:style-name="ce46">
            <text:p>136.197</text:p>
          </table:table-cell>
          <table:table-cell office:value-type="percentage" office:value="1" table:style-name="ce47">
            <text:p>100,0%</text:p>
          </table:table-cell>
          <table:table-cell office:value-type="float" office:value="157138" table:style-name="ce46">
            <text:p>157.138</text:p>
          </table:table-cell>
          <table:table-cell office:value-type="percentage" office:value="0.98766192544358611" table:style-name="ce47">
            <text:p>98,8%</text:p>
          </table:table-cell>
          <table:table-cell office:value-type="float" office:value="215703" table:style-name="ce46">
            <text:p>215.703</text:p>
          </table:table-cell>
          <table:table-cell office:value-type="percentage" office:value="0.98745216165241434" table:style-name="ce47">
            <text:p>98,7%</text:p>
          </table:table-cell>
          <table:table-cell office:value-type="float" office:value="276796" table:style-name="ce46">
            <text:p>276.796</text:p>
          </table:table-cell>
          <table:table-cell office:value-type="percentage" office:value="0.90021399905033861" table:style-name="ce47">
            <text:p>90,0%</text:p>
          </table:table-cell>
          <table:table-cell office:value-type="float" office:value="275204" table:style-name="ce46">
            <text:p>275.204</text:p>
          </table:table-cell>
          <table:table-cell office:value-type="percentage" office:value="0.83242540191467163" table:style-name="ce47">
            <text:p>83,2%</text:p>
          </table:table-cell>
          <table:table-cell office:value-type="float" office:value="193740" table:style-name="ce46">
            <text:p>193.740</text:p>
          </table:table-cell>
          <table:table-cell office:value-type="percentage" office:value="0.72861704168092634" table:style-name="ce47">
            <text:p>72,9%</text:p>
          </table:table-cell>
          <table:table-cell office:value-type="float" office:value="160130" table:style-name="ce46">
            <text:p>160.130</text:p>
          </table:table-cell>
          <table:table-cell office:value-type="percentage" office:value="0.73424152524886632" table:style-name="ce47">
            <text:p>73,4%</text:p>
          </table:table-cell>
          <table:table-cell office:value-type="float" office:value="139525" table:style-name="ce46">
            <text:p>139.525</text:p>
          </table:table-cell>
          <table:table-cell office:value-type="percentage" office:value="0.80199687306003264" table:style-name="ce47">
            <text:p>80,2%</text:p>
          </table:table-cell>
          <table:table-cell office:value-type="float" office:value="1554433" table:style-name="ce46">
            <text:p>1.554.43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5938011393289637" table:style-name="ce47">
            <text:p>85,9%</text:p>
          </table:table-cell>
          <table:table-cell office:value-type="percentage" office:value="0.76003180096429679" table:style-name="ce47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2963" table:style-name="ce46">
            <text:p>452.963</text:p>
          </table:table-cell>
          <table:table-cell office:value-type="percentage" office:value="1" table:style-name="ce47">
            <text:p>100,0%</text:p>
          </table:table-cell>
          <table:table-cell office:value-type="float" office:value="614103" table:style-name="ce46">
            <text:p>614.103</text:p>
          </table:table-cell>
          <table:table-cell office:value-type="percentage" office:value="0.96664683326722201" table:style-name="ce47">
            <text:p>96,7%</text:p>
          </table:table-cell>
          <table:table-cell office:value-type="float" office:value="787018" table:style-name="ce46">
            <text:p>787.018</text:p>
          </table:table-cell>
          <table:table-cell office:value-type="percentage" office:value="0.93962874171426392" table:style-name="ce47">
            <text:p>94,0%</text:p>
          </table:table-cell>
          <table:table-cell office:value-type="float" office:value="1012839" table:style-name="ce46">
            <text:p>1.012.839</text:p>
          </table:table-cell>
          <table:table-cell office:value-type="percentage" office:value="0.92769514004652953" table:style-name="ce47">
            <text:p>92,8%</text:p>
          </table:table-cell>
          <table:table-cell office:value-type="float" office:value="1106814" table:style-name="ce46">
            <text:p>1.106.814</text:p>
          </table:table-cell>
          <table:table-cell office:value-type="percentage" office:value="0.84056183572494503" table:style-name="ce47">
            <text:p>84,1%</text:p>
          </table:table-cell>
          <table:table-cell office:value-type="float" office:value="744856" table:style-name="ce46">
            <text:p>744.856</text:p>
          </table:table-cell>
          <table:table-cell office:value-type="percentage" office:value="0.71301830657482113" table:style-name="ce47">
            <text:p>71,3%</text:p>
          </table:table-cell>
          <table:table-cell office:value-type="float" office:value="600445" table:style-name="ce46">
            <text:p>600.445</text:p>
          </table:table-cell>
          <table:table-cell office:value-type="percentage" office:value="0.7157229105949805" table:style-name="ce47">
            <text:p>71,6%</text:p>
          </table:table-cell>
          <table:table-cell office:value-type="float" office:value="502848" table:style-name="ce46">
            <text:p>502.848</text:p>
          </table:table-cell>
          <table:table-cell office:value-type="percentage" office:value="0.76634266328947254" table:style-name="ce47">
            <text:p>76,6%</text:p>
          </table:table-cell>
          <table:table-cell office:value-type="float" office:value="5821886" table:style-name="ce46">
            <text:p>5.821.886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4763844644136299" table:style-name="ce47">
            <text:p>84,8%</text:p>
          </table:table-cell>
          <table:table-cell office:value-type="percentage" office:value="0.74826832641023777" table:style-name="ce47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163" table:style-name="ce46">
            <text:p>293.163</text:p>
          </table:table-cell>
          <table:table-cell office:value-type="percentage" office:value="1" table:style-name="ce47">
            <text:p>100,0%</text:p>
          </table:table-cell>
          <table:table-cell office:value-type="float" office:value="431699" table:style-name="ce46">
            <text:p>431.699</text:p>
          </table:table-cell>
          <table:table-cell office:value-type="percentage" office:value="0.98592478908879966" table:style-name="ce47">
            <text:p>98,6%</text:p>
          </table:table-cell>
          <table:table-cell office:value-type="float" office:value="564514" table:style-name="ce46">
            <text:p>564.514</text:p>
          </table:table-cell>
          <table:table-cell office:value-type="percentage" office:value="0.97207987216046066" table:style-name="ce47">
            <text:p>97,2%</text:p>
          </table:table-cell>
          <table:table-cell office:value-type="float" office:value="709190" table:style-name="ce46">
            <text:p>709.190</text:p>
          </table:table-cell>
          <table:table-cell office:value-type="percentage" office:value="0.94265313012571539" table:style-name="ce47">
            <text:p>94,3%</text:p>
          </table:table-cell>
          <table:table-cell office:value-type="float" office:value="743803" table:style-name="ce46">
            <text:p>743.803</text:p>
          </table:table-cell>
          <table:table-cell office:value-type="percentage" office:value="0.87343057910632838" table:style-name="ce47">
            <text:p>87,3%</text:p>
          </table:table-cell>
          <table:table-cell office:value-type="float" office:value="495800" table:style-name="ce46">
            <text:p>495.800</text:p>
          </table:table-cell>
          <table:table-cell office:value-type="percentage" office:value="0.76422831899056509" table:style-name="ce47">
            <text:p>76,4%</text:p>
          </table:table-cell>
          <table:table-cell office:value-type="float" office:value="408455" table:style-name="ce46">
            <text:p>408.455</text:p>
          </table:table-cell>
          <table:table-cell office:value-type="percentage" office:value="0.79138621189399483" table:style-name="ce47">
            <text:p>79,1%</text:p>
          </table:table-cell>
          <table:table-cell office:value-type="float" office:value="355739" table:style-name="ce46">
            <text:p>355.739</text:p>
          </table:table-cell>
          <table:table-cell office:value-type="percentage" office:value="0.83795765209136674" table:style-name="ce47">
            <text:p>83,8%</text:p>
          </table:table-cell>
          <table:table-cell office:value-type="float" office:value="4002363" table:style-name="ce46">
            <text:p>4.002.36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170091561491371" table:style-name="ce47">
            <text:p>89,2%</text:p>
          </table:table-cell>
          <table:table-cell office:value-type="percentage" office:value="0.79139482650311344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08" table:style-name="ce46">
            <text:p>77.408</text:p>
          </table:table-cell>
          <table:table-cell office:value-type="percentage" office:value="1" table:style-name="ce47">
            <text:p>100,0%</text:p>
          </table:table-cell>
          <table:table-cell office:value-type="float" office:value="95404" table:style-name="ce46">
            <text:p>95.404</text:p>
          </table:table-cell>
          <table:table-cell office:value-type="percentage" office:value="1" table:style-name="ce47">
            <text:p>100,0%</text:p>
          </table:table-cell>
          <table:table-cell office:value-type="float" office:value="131610" table:style-name="ce46">
            <text:p>131.610</text:p>
          </table:table-cell>
          <table:table-cell office:value-type="percentage" office:value="1.0503842869342441" table:style-name="ce47">
            <text:p>105,0%</text:p>
          </table:table-cell>
          <table:table-cell office:value-type="float" office:value="160218" table:style-name="ce46">
            <text:p>160.218</text:p>
          </table:table-cell>
          <table:table-cell office:value-type="percentage" office:value="0.94682535930408473" table:style-name="ce47">
            <text:p>94,7%</text:p>
          </table:table-cell>
          <table:table-cell office:value-type="float" office:value="144298" table:style-name="ce46">
            <text:p>144.298</text:p>
          </table:table-cell>
          <table:table-cell office:value-type="percentage" office:value="0.90472368866540431" table:style-name="ce47">
            <text:p>90,5%</text:p>
          </table:table-cell>
          <table:table-cell office:value-type="float" office:value="110275" table:style-name="ce46">
            <text:p>110.275</text:p>
          </table:table-cell>
          <table:table-cell office:value-type="percentage" office:value="0.8261599202870864" table:style-name="ce47">
            <text:p>82,6%</text:p>
          </table:table-cell>
          <table:table-cell office:value-type="float" office:value="89660" table:style-name="ce46">
            <text:p>89.660</text:p>
          </table:table-cell>
          <table:table-cell office:value-type="percentage" office:value="0.791210730674197" table:style-name="ce47">
            <text:p>79,1%</text:p>
          </table:table-cell>
          <table:table-cell office:value-type="float" office:value="73315" table:style-name="ce46">
            <text:p>73.315</text:p>
          </table:table-cell>
          <table:table-cell office:value-type="percentage" office:value="0.86507374631268441" table:style-name="ce47">
            <text:p>86,5%</text:p>
          </table:table-cell>
          <table:table-cell office:value-type="float" office:value="882188" table:style-name="ce46">
            <text:p>882.18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527141279392344" table:style-name="ce47">
            <text:p>92,5%</text:p>
          </table:table-cell>
          <table:table-cell office:value-type="percentage" office:value="0.82913419054932058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666" table:style-name="ce46">
            <text:p>240.666</text:p>
          </table:table-cell>
          <table:table-cell office:value-type="percentage" office:value="1" table:style-name="ce47">
            <text:p>100,0%</text:p>
          </table:table-cell>
          <table:table-cell office:value-type="float" office:value="290057" table:style-name="ce46">
            <text:p>290.057</text:p>
          </table:table-cell>
          <table:table-cell office:value-type="percentage" office:value="1" table:style-name="ce47">
            <text:p>100,0%</text:p>
          </table:table-cell>
          <table:table-cell office:value-type="float" office:value="344638" table:style-name="ce46">
            <text:p>344.638</text:p>
          </table:table-cell>
          <table:table-cell office:value-type="percentage" office:value="0.99340207017614657" table:style-name="ce47">
            <text:p>99,3%</text:p>
          </table:table-cell>
          <table:table-cell office:value-type="float" office:value="388616" table:style-name="ce46">
            <text:p>388.616</text:p>
          </table:table-cell>
          <table:table-cell office:value-type="percentage" office:value="0.95744403026443192" table:style-name="ce47">
            <text:p>95,7%</text:p>
          </table:table-cell>
          <table:table-cell office:value-type="float" office:value="404657" table:style-name="ce46">
            <text:p>404.657</text:p>
          </table:table-cell>
          <table:table-cell office:value-type="percentage" office:value="0.91299148731671109" table:style-name="ce47">
            <text:p>91,3%</text:p>
          </table:table-cell>
          <table:table-cell office:value-type="float" office:value="258885" table:style-name="ce46">
            <text:p>258.885</text:p>
          </table:table-cell>
          <table:table-cell office:value-type="percentage" office:value="0.80049040221639534" table:style-name="ce47">
            <text:p>80,0%</text:p>
          </table:table-cell>
          <table:table-cell office:value-type="float" office:value="192984" table:style-name="ce46">
            <text:p>192.984</text:p>
          </table:table-cell>
          <table:table-cell office:value-type="percentage" office:value="0.83549729198505507" table:style-name="ce47">
            <text:p>83,5%</text:p>
          </table:table-cell>
          <table:table-cell office:value-type="float" office:value="163594" table:style-name="ce46">
            <text:p>163.594</text:p>
          </table:table-cell>
          <table:table-cell office:value-type="percentage" office:value="0.90882021254728984" table:style-name="ce47">
            <text:p>90,9%</text:p>
          </table:table-cell>
          <table:table-cell office:value-type="float" office:value="2284097" table:style-name="ce46">
            <text:p>2.284.097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057640730463309" table:style-name="ce47">
            <text:p>93,1%</text:p>
          </table:table-cell>
          <table:table-cell office:value-type="percentage" office:value="0.84539230792292153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65" table:style-name="ce46">
            <text:p>23.165</text:p>
          </table:table-cell>
          <table:table-cell office:value-type="percentage" office:value="1" table:style-name="ce47">
            <text:p>100,0%</text:p>
          </table:table-cell>
          <table:table-cell office:value-type="float" office:value="28555" table:style-name="ce46">
            <text:p>28.555</text:p>
          </table:table-cell>
          <table:table-cell office:value-type="percentage" office:value="1" table:style-name="ce47">
            <text:p>100,0%</text:p>
          </table:table-cell>
          <table:table-cell office:value-type="float" office:value="37466" table:style-name="ce46">
            <text:p>37.466</text:p>
          </table:table-cell>
          <table:table-cell office:value-type="percentage" office:value="0.9933188398112307" table:style-name="ce47">
            <text:p>99,3%</text:p>
          </table:table-cell>
          <table:table-cell office:value-type="float" office:value="44749" table:style-name="ce46">
            <text:p>44.749</text:p>
          </table:table-cell>
          <table:table-cell office:value-type="percentage" office:value="0.93884273246055727" table:style-name="ce47">
            <text:p>93,9%</text:p>
          </table:table-cell>
          <table:table-cell office:value-type="float" office:value="46721" table:style-name="ce46">
            <text:p>46.721</text:p>
          </table:table-cell>
          <table:table-cell office:value-type="percentage" office:value="0.88241071259939186" table:style-name="ce47">
            <text:p>88,2%</text:p>
          </table:table-cell>
          <table:table-cell office:value-type="float" office:value="30127" table:style-name="ce46">
            <text:p>30.127</text:p>
          </table:table-cell>
          <table:table-cell office:value-type="percentage" office:value="0.76621989369007348" table:style-name="ce47">
            <text:p>76,6%</text:p>
          </table:table-cell>
          <table:table-cell office:value-type="float" office:value="22866" table:style-name="ce46">
            <text:p>22.866</text:p>
          </table:table-cell>
          <table:table-cell office:value-type="percentage" office:value="0.75073872217479809" table:style-name="ce47">
            <text:p>75,1%</text:p>
          </table:table-cell>
          <table:table-cell office:value-type="float" office:value="20677" table:style-name="ce46">
            <text:p>20.677</text:p>
          </table:table-cell>
          <table:table-cell office:value-type="percentage" office:value="0.80984646717844277" table:style-name="ce47">
            <text:p>81,0%</text:p>
          </table:table-cell>
          <table:table-cell office:value-type="float" office:value="254326" table:style-name="ce46">
            <text:p>254.326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560869105891472" table:style-name="ce47">
            <text:p>89,6%</text:p>
          </table:table-cell>
          <table:table-cell office:value-type="percentage" office:value="0.79498240152040855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826" table:style-name="ce46">
            <text:p>370.826</text:p>
          </table:table-cell>
          <table:table-cell office:value-type="percentage" office:value="1" table:style-name="ce47">
            <text:p>100,0%</text:p>
          </table:table-cell>
          <table:table-cell office:value-type="float" office:value="508617" table:style-name="ce46">
            <text:p>508.617</text:p>
          </table:table-cell>
          <table:table-cell office:value-type="percentage" office:value="0.96680359108198166" table:style-name="ce47">
            <text:p>96,7%</text:p>
          </table:table-cell>
          <table:table-cell office:value-type="float" office:value="675782" table:style-name="ce46">
            <text:p>675.782</text:p>
          </table:table-cell>
          <table:table-cell office:value-type="percentage" office:value="0.96084160478187119" table:style-name="ce47">
            <text:p>96,1%</text:p>
          </table:table-cell>
          <table:table-cell office:value-type="float" office:value="931105" table:style-name="ce46">
            <text:p>931.105</text:p>
          </table:table-cell>
          <table:table-cell office:value-type="percentage" office:value="0.95715591246968745" table:style-name="ce47">
            <text:p>95,7%</text:p>
          </table:table-cell>
          <table:table-cell office:value-type="float" office:value="1007386" table:style-name="ce46">
            <text:p>1.007.386</text:p>
          </table:table-cell>
          <table:table-cell office:value-type="percentage" office:value="0.86398889852320515" table:style-name="ce47">
            <text:p>86,4%</text:p>
          </table:table-cell>
          <table:table-cell office:value-type="float" office:value="713414" table:style-name="ce46">
            <text:p>713.414</text:p>
          </table:table-cell>
          <table:table-cell office:value-type="percentage" office:value="0.75124678825660252" table:style-name="ce47">
            <text:p>75,1%</text:p>
          </table:table-cell>
          <table:table-cell office:value-type="float" office:value="563589" table:style-name="ce46">
            <text:p>563.589</text:p>
          </table:table-cell>
          <table:table-cell office:value-type="percentage" office:value="0.75906798208693893" table:style-name="ce47">
            <text:p>75,9%</text:p>
          </table:table-cell>
          <table:table-cell office:value-type="float" office:value="431547" table:style-name="ce46">
            <text:p>431.547</text:p>
          </table:table-cell>
          <table:table-cell office:value-type="percentage" office:value="0.77961021927875396" table:style-name="ce47">
            <text:p>78,0%</text:p>
          </table:table-cell>
          <table:table-cell office:value-type="float" office:value="5202266" table:style-name="ce46">
            <text:p>5.202.266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024436691119356" table:style-name="ce47">
            <text:p>87,0%</text:p>
          </table:table-cell>
          <table:table-cell office:value-type="percentage" office:value="0.76730854550989636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014" table:style-name="ce46">
            <text:p>73.014</text:p>
          </table:table-cell>
          <table:table-cell office:value-type="percentage" office:value="1" table:style-name="ce47">
            <text:p>100,0%</text:p>
          </table:table-cell>
          <table:table-cell office:value-type="float" office:value="101677" table:style-name="ce46">
            <text:p>101.677</text:p>
          </table:table-cell>
          <table:table-cell office:value-type="percentage" office:value="0.98812427720386009" table:style-name="ce47">
            <text:p>98,8%</text:p>
          </table:table-cell>
          <table:table-cell office:value-type="float" office:value="145489" table:style-name="ce46">
            <text:p>145.489</text:p>
          </table:table-cell>
          <table:table-cell office:value-type="percentage" office:value="0.99033415243450029" table:style-name="ce47">
            <text:p>99,0%</text:p>
          </table:table-cell>
          <table:table-cell office:value-type="float" office:value="204548" table:style-name="ce46">
            <text:p>204.548</text:p>
          </table:table-cell>
          <table:table-cell office:value-type="percentage" office:value="0.95916644783734106" table:style-name="ce47">
            <text:p>95,9%</text:p>
          </table:table-cell>
          <table:table-cell office:value-type="float" office:value="225918" table:style-name="ce46">
            <text:p>225.918</text:p>
          </table:table-cell>
          <table:table-cell office:value-type="percentage" office:value="0.88889151193947047" table:style-name="ce47">
            <text:p>88,9%</text:p>
          </table:table-cell>
          <table:table-cell office:value-type="float" office:value="159762" table:style-name="ce46">
            <text:p>159.762</text:p>
          </table:table-cell>
          <table:table-cell office:value-type="percentage" office:value="0.76440051099744977" table:style-name="ce47">
            <text:p>76,4%</text:p>
          </table:table-cell>
          <table:table-cell office:value-type="float" office:value="131949" table:style-name="ce46">
            <text:p>131.949</text:p>
          </table:table-cell>
          <table:table-cell office:value-type="percentage" office:value="0.76604082485718261" table:style-name="ce47">
            <text:p>76,6%</text:p>
          </table:table-cell>
          <table:table-cell office:value-type="float" office:value="113415" table:style-name="ce46">
            <text:p>113.415</text:p>
          </table:table-cell>
          <table:table-cell office:value-type="percentage" office:value="0.79929383906296247" table:style-name="ce47">
            <text:p>79,9%</text:p>
          </table:table-cell>
          <table:table-cell office:value-type="float" office:value="1155772" table:style-name="ce46">
            <text:p>1.155.772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217644414286445" table:style-name="ce47">
            <text:p>88,2%</text:p>
          </table:table-cell>
          <table:table-cell office:value-type="percentage" office:value="0.76477831941881258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4" table:style-name="ce46">
            <text:p>42.124</text:p>
          </table:table-cell>
          <table:table-cell office:value-type="percentage" office:value="1" table:style-name="ce47">
            <text:p>100,0%</text:p>
          </table:table-cell>
          <table:table-cell office:value-type="float" office:value="55738" table:style-name="ce46">
            <text:p>55.738</text:p>
          </table:table-cell>
          <table:table-cell office:value-type="percentage" office:value="0.99903211930025815" table:style-name="ce47">
            <text:p>99,9%</text:p>
          </table:table-cell>
          <table:table-cell office:value-type="float" office:value="71686" table:style-name="ce46">
            <text:p>71.686</text:p>
          </table:table-cell>
          <table:table-cell office:value-type="percentage" office:value="0.97077623097340338" table:style-name="ce47">
            <text:p>97,1%</text:p>
          </table:table-cell>
          <table:table-cell office:value-type="float" office:value="91261" table:style-name="ce46">
            <text:p>91.261</text:p>
          </table:table-cell>
          <table:table-cell office:value-type="percentage" office:value="0.94381243924131797" table:style-name="ce47">
            <text:p>94,4%</text:p>
          </table:table-cell>
          <table:table-cell office:value-type="float" office:value="94373" table:style-name="ce46">
            <text:p>94.373</text:p>
          </table:table-cell>
          <table:table-cell office:value-type="percentage" office:value="0.8738078924464362" table:style-name="ce47">
            <text:p>87,4%</text:p>
          </table:table-cell>
          <table:table-cell office:value-type="float" office:value="62620" table:style-name="ce46">
            <text:p>62.620</text:p>
          </table:table-cell>
          <table:table-cell office:value-type="percentage" office:value="0.76984546538645948" table:style-name="ce47">
            <text:p>77,0%</text:p>
          </table:table-cell>
          <table:table-cell office:value-type="float" office:value="54979" table:style-name="ce46">
            <text:p>54.979</text:p>
          </table:table-cell>
          <table:table-cell office:value-type="percentage" office:value="0.80700750069722726" table:style-name="ce47">
            <text:p>80,7%</text:p>
          </table:table-cell>
          <table:table-cell office:value-type="float" office:value="47403" table:style-name="ce46">
            <text:p>47.403</text:p>
          </table:table-cell>
          <table:table-cell office:value-type="percentage" office:value="0.84065758672057889" table:style-name="ce47">
            <text:p>84,1%</text:p>
          </table:table-cell>
          <table:table-cell office:value-type="float" office:value="520184" table:style-name="ce46">
            <text:p>520.18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478011676190405" table:style-name="ce47">
            <text:p>89,5%</text:p>
          </table:table-cell>
          <table:table-cell office:value-type="percentage" office:value="0.78673073229309876" table:style-name="ce47">
            <text:p>78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03" table:style-name="ce46">
            <text:p>161.903</text:p>
          </table:table-cell>
          <table:table-cell office:value-type="percentage" office:value="1.0250269072491294" table:style-name="ce47">
            <text:p>102,5%</text:p>
          </table:table-cell>
          <table:table-cell office:value-type="float" office:value="212183" table:style-name="ce46">
            <text:p>212.183</text:p>
          </table:table-cell>
          <table:table-cell office:value-type="percentage" office:value="0.99578564020255211" table:style-name="ce47">
            <text:p>99,6%</text:p>
          </table:table-cell>
          <table:table-cell office:value-type="float" office:value="273213" table:style-name="ce46">
            <text:p>273.213</text:p>
          </table:table-cell>
          <table:table-cell office:value-type="percentage" office:value="0.97534619215404883" table:style-name="ce47">
            <text:p>97,5%</text:p>
          </table:table-cell>
          <table:table-cell office:value-type="float" office:value="320388" table:style-name="ce46">
            <text:p>320.388</text:p>
          </table:table-cell>
          <table:table-cell office:value-type="percentage" office:value="0.94238139638857921" table:style-name="ce47">
            <text:p>94,2%</text:p>
          </table:table-cell>
          <table:table-cell office:value-type="float" office:value="315511" table:style-name="ce46">
            <text:p>315.511</text:p>
          </table:table-cell>
          <table:table-cell office:value-type="percentage" office:value="0.87125724526624193" table:style-name="ce47">
            <text:p>87,1%</text:p>
          </table:table-cell>
          <table:table-cell office:value-type="float" office:value="196293" table:style-name="ce46">
            <text:p>196.293</text:p>
          </table:table-cell>
          <table:table-cell office:value-type="percentage" office:value="0.75339963077112027" table:style-name="ce47">
            <text:p>75,3%</text:p>
          </table:table-cell>
          <table:table-cell office:value-type="float" office:value="156769" table:style-name="ce46">
            <text:p>156.769</text:p>
          </table:table-cell>
          <table:table-cell office:value-type="percentage" office:value="0.7778786705965246" table:style-name="ce47">
            <text:p>77,8%</text:p>
          </table:table-cell>
          <table:table-cell office:value-type="float" office:value="141066" table:style-name="ce46">
            <text:p>141.066</text:p>
          </table:table-cell>
          <table:table-cell office:value-type="percentage" office:value="0.83666061705989114" table:style-name="ce47">
            <text:p>83,7%</text:p>
          </table:table-cell>
          <table:table-cell office:value-type="float" office:value="1777326" table:style-name="ce46">
            <text:p>1.777.32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585537487720157" table:style-name="ce47">
            <text:p>89,6%</text:p>
          </table:table-cell>
          <table:table-cell office:value-type="percentage" office:value="0.80041558132748236" table:style-name="ce47">
            <text:p>80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7" table:style-name="ce46">
            <text:p>2.377</text:p>
          </table:table-cell>
          <table:table-cell office:value-type="percentage" office:value="0.91247600767754322" table:style-name="ce47">
            <text:p>91,2%</text:p>
          </table:table-cell>
          <table:table-cell office:value-type="float" office:value="3857" table:style-name="ce46">
            <text:p>3.857</text:p>
          </table:table-cell>
          <table:table-cell office:value-type="percentage" office:value="0.89323761000463175" table:style-name="ce47">
            <text:p>89,3%</text:p>
          </table:table-cell>
          <table:table-cell office:value-type="float" office:value="7523" table:style-name="ce46">
            <text:p>7.523</text:p>
          </table:table-cell>
          <table:table-cell office:value-type="percentage" office:value="0.95749013618429424" table:style-name="ce47">
            <text:p>95,7%</text:p>
          </table:table-cell>
          <table:table-cell office:value-type="float" office:value="10423" table:style-name="ce46">
            <text:p>10.423</text:p>
          </table:table-cell>
          <table:table-cell office:value-type="percentage" office:value="0.90195569401176878" table:style-name="ce47">
            <text:p>90,2%</text:p>
          </table:table-cell>
          <table:table-cell office:value-type="float" office:value="10849" table:style-name="ce46">
            <text:p>10.849</text:p>
          </table:table-cell>
          <table:table-cell office:value-type="percentage" office:value="0.85817117544692301" table:style-name="ce47">
            <text:p>85,8%</text:p>
          </table:table-cell>
          <table:table-cell office:value-type="float" office:value="8738" table:style-name="ce46">
            <text:p>8.738</text:p>
          </table:table-cell>
          <table:table-cell office:value-type="percentage" office:value="0.73465612914074319" table:style-name="ce47">
            <text:p>73,5%</text:p>
          </table:table-cell>
          <table:table-cell office:value-type="float" office:value="8345" table:style-name="ce46">
            <text:p>8.345</text:p>
          </table:table-cell>
          <table:table-cell office:value-type="percentage" office:value="0.76091912099936176" table:style-name="ce47">
            <text:p>76,1%</text:p>
          </table:table-cell>
          <table:table-cell office:value-type="float" office:value="7334" table:style-name="ce46">
            <text:p>7.334</text:p>
          </table:table-cell>
          <table:table-cell office:value-type="percentage" office:value="0.80363795748411138" table:style-name="ce47">
            <text:p>80,4%</text:p>
          </table:table-cell>
          <table:table-cell office:value-type="float" office:value="59446" table:style-name="ce46">
            <text:p>59.446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3768054674839709" table:style-name="ce47">
            <text:p>83,8%</text:p>
          </table:table-cell>
          <table:table-cell office:value-type="percentage" office:value="0.70599273176409116" table:style-name="ce47">
            <text:p>70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5" table:style-name="ce46">
            <text:p>1.965</text:p>
          </table:table-cell>
          <table:table-cell office:value-type="percentage" office:value="0.83652618135376755" table:style-name="ce47">
            <text:p>83,7%</text:p>
          </table:table-cell>
          <table:table-cell office:value-type="float" office:value="3241" table:style-name="ce46">
            <text:p>3.241</text:p>
          </table:table-cell>
          <table:table-cell office:value-type="percentage" office:value="0.86472785485592318" table:style-name="ce47">
            <text:p>86,5%</text:p>
          </table:table-cell>
          <table:table-cell office:value-type="float" office:value="7002" table:style-name="ce46">
            <text:p>7.002</text:p>
          </table:table-cell>
          <table:table-cell office:value-type="percentage" office:value="0.89459563050977386" table:style-name="ce47">
            <text:p>89,5%</text:p>
          </table:table-cell>
          <table:table-cell office:value-type="float" office:value="9481" table:style-name="ce46">
            <text:p>9.481</text:p>
          </table:table-cell>
          <table:table-cell office:value-type="percentage" office:value="0.83910080538100718" table:style-name="ce47">
            <text:p>83,9%</text:p>
          </table:table-cell>
          <table:table-cell office:value-type="float" office:value="9818" table:style-name="ce46">
            <text:p>9.818</text:p>
          </table:table-cell>
          <table:table-cell office:value-type="percentage" office:value="0.81803032827862021" table:style-name="ce47">
            <text:p>81,8%</text:p>
          </table:table-cell>
          <table:table-cell office:value-type="float" office:value="8208" table:style-name="ce46">
            <text:p>8.208</text:p>
          </table:table-cell>
          <table:table-cell office:value-type="percentage" office:value="0.67650210170609082" table:style-name="ce47">
            <text:p>67,7%</text:p>
          </table:table-cell>
          <table:table-cell office:value-type="float" office:value="7902" table:style-name="ce46">
            <text:p>7.902</text:p>
          </table:table-cell>
          <table:table-cell office:value-type="percentage" office:value="0.65877448937057104" table:style-name="ce47">
            <text:p>65,9%</text:p>
          </table:table-cell>
          <table:table-cell office:value-type="float" office:value="7089" table:style-name="ce46">
            <text:p>7.089</text:p>
          </table:table-cell>
          <table:table-cell office:value-type="percentage" office:value="0.74044286609567578" table:style-name="ce47">
            <text:p>74,0%</text:p>
          </table:table-cell>
          <table:table-cell office:value-type="float" office:value="54706" table:style-name="ce46">
            <text:p>54.706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7130006908511572" table:style-name="ce47">
            <text:p>77,1%</text:p>
          </table:table-cell>
          <table:table-cell office:value-type="percentage" office:value="0.62825577656300247" table:style-name="ce47">
            <text:p>62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399" table:style-name="ce46">
            <text:p>3.399</text:p>
          </table:table-cell>
          <table:table-cell office:value-type="string" table:style-name="ce47">
            <text:p>-</text:p>
          </table:table-cell>
          <table:table-cell office:value-type="float" office:value="8935" table:style-name="ce46">
            <text:p>8.935</text:p>
          </table:table-cell>
          <table:table-cell office:value-type="string" table:style-name="ce47">
            <text:p>-</text:p>
          </table:table-cell>
          <table:table-cell office:value-type="float" office:value="20696" table:style-name="ce46">
            <text:p>20.696</text:p>
          </table:table-cell>
          <table:table-cell office:value-type="string" table:style-name="ce47">
            <text:p>-</text:p>
          </table:table-cell>
          <table:table-cell office:value-type="float" office:value="29930" table:style-name="ce46">
            <text:p>29.930</text:p>
          </table:table-cell>
          <table:table-cell office:value-type="string" table:style-name="ce47">
            <text:p>-</text:p>
          </table:table-cell>
          <table:table-cell office:value-type="float" office:value="22603" table:style-name="ce46">
            <text:p>22.603</text:p>
          </table:table-cell>
          <table:table-cell office:value-type="string" table:style-name="ce47">
            <text:p>-</text:p>
          </table:table-cell>
          <table:table-cell office:value-type="float" office:value="1150" table:style-name="ce46">
            <text:p>1.150</text:p>
          </table:table-cell>
          <table:table-cell office:value-type="string" table:style-name="ce47">
            <text:p>-</text:p>
          </table:table-cell>
          <table:table-cell office:value-type="float" office:value="86753" table:style-name="ce46">
            <text:p>86.75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10" table:style-name="ce49">
            <text:p>210</text:p>
          </table:table-cell>
          <table:table-cell office:value-type="string" table:style-name="ce50">
            <text:p>-</text:p>
          </table:table-cell>
          <table:table-cell office:value-type="float" office:value="655" table:style-name="ce49">
            <text:p>655</text:p>
          </table:table-cell>
          <table:table-cell office:value-type="string" table:style-name="ce50">
            <text:p>-</text:p>
          </table:table-cell>
          <table:table-cell office:value-type="float" office:value="1249" table:style-name="ce49">
            <text:p>1.249</text:p>
          </table:table-cell>
          <table:table-cell office:value-type="string" table:style-name="ce50">
            <text:p>-</text:p>
          </table:table-cell>
          <table:table-cell office:value-type="float" office:value="1434" table:style-name="ce49">
            <text:p>1.434</text:p>
          </table:table-cell>
          <table:table-cell office:value-type="string" table:style-name="ce50">
            <text:p>-</text:p>
          </table:table-cell>
          <table:table-cell office:value-type="float" office:value="1206" table:style-name="ce49">
            <text:p>1.206</text:p>
          </table:table-cell>
          <table:table-cell office:value-type="string" table:style-name="ce50">
            <text:p>-</text:p>
          </table:table-cell>
          <table:table-cell office:value-type="float" office:value="155" table:style-name="ce49">
            <text:p>155</text:p>
          </table:table-cell>
          <table:table-cell office:value-type="string" table:style-name="ce50">
            <text:p>-</text:p>
          </table:table-cell>
          <table:table-cell office:value-type="float" office:value="4967" table:style-name="ce49">
            <text:p>4.96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3756" table:style-name="ce53">
            <text:p>2.903.756</text:p>
          </table:table-cell>
          <table:table-cell office:value-type="percentage" office:value="1" table:style-name="ce54">
            <text:p>100,0%</text:p>
          </table:table-cell>
          <table:table-cell office:value-type="float" office:value="3917529" table:style-name="ce53">
            <text:p>3.917.529</text:p>
          </table:table-cell>
          <table:table-cell office:value-type="percentage" office:value="0.98926375836638225" table:style-name="ce54">
            <text:p>98,9%</text:p>
          </table:table-cell>
          <table:table-cell office:value-type="float" office:value="5209358" table:style-name="ce53">
            <text:p>5.209.358</text:p>
          </table:table-cell>
          <table:table-cell office:value-type="percentage" office:value="0.97608612801307704" table:style-name="ce54">
            <text:p>97,6%</text:p>
          </table:table-cell>
          <table:table-cell office:value-type="float" office:value="6608893" table:style-name="ce53">
            <text:p>6.608.893</text:p>
          </table:table-cell>
          <table:table-cell office:value-type="percentage" office:value="0.93965668492171395" table:style-name="ce54">
            <text:p>94,0%</text:p>
          </table:table-cell>
          <table:table-cell office:value-type="float" office:value="6856713" table:style-name="ce53">
            <text:p>6.856.713</text:p>
          </table:table-cell>
          <table:table-cell office:value-type="percentage" office:value="0.86884712453037904" table:style-name="ce54">
            <text:p>86,9%</text:p>
          </table:table-cell>
          <table:table-cell office:value-type="float" office:value="4730153" table:style-name="ce53">
            <text:p>4.730.153</text:p>
          </table:table-cell>
          <table:table-cell office:value-type="percentage" office:value="0.75920498240643508" table:style-name="ce54">
            <text:p>75,9%</text:p>
          </table:table-cell>
          <table:table-cell office:value-type="float" office:value="3797253" table:style-name="ce53">
            <text:p>3.797.253</text:p>
          </table:table-cell>
          <table:table-cell office:value-type="percentage" office:value="0.76795337982138234" table:style-name="ce54">
            <text:p>76,8%</text:p>
          </table:table-cell>
          <table:table-cell office:value-type="float" office:value="3175926" table:style-name="ce53">
            <text:p>3.175.926</text:p>
          </table:table-cell>
          <table:table-cell office:value-type="percentage" office:value="0.81670929460491282" table:style-name="ce54">
            <text:p>81,7%</text:p>
          </table:table-cell>
          <table:table-cell office:value-type="float" office:value="37199581" table:style-name="ce53">
            <text:p>37.199.581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318456293754488" table:style-name="ce54">
            <text:p>88,3%</text:p>
          </table:table-cell>
          <table:table-cell office:value-type="percentage" office:value="0.78396117493921857" table:style-name="ce54">
            <text:p>78,4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0-22T15:40:29Z</dc:date>
  </office:meta>
</office:document-meta>
</file>